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5" manifest:media-type=""/>
  <manifest:file-entry manifest:full-path="ObjectReplacements/Object 1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36in"/>
    </style:style>
    <style:style style:name="co2" style:family="table-column">
      <style:table-column-properties fo:break-before="auto" style:column-width="1.1236in"/>
    </style:style>
    <style:style style:name="co3" style:family="table-column">
      <style:table-column-properties fo:break-before="auto" style:column-width="1.0673in"/>
    </style:style>
    <style:style style:name="co4" style:family="table-column">
      <style:table-column-properties fo:break-before="auto" style:column-width="1.4374in"/>
    </style:style>
    <style:style style:name="co5" style:family="table-column">
      <style:table-column-properties fo:break-before="auto" style:column-width="1.2075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457in"/>
    </style:style>
    <style:style style:name="co9" style:family="table-column">
      <style:table-column-properties fo:break-before="auto" style:column-width="4.2098in"/>
    </style:style>
    <style:style style:name="co10" style:family="table-column">
      <style:table-column-properties fo:break-before="auto" style:column-width="1.502in"/>
    </style:style>
    <style:style style:name="co11" style:family="table-column">
      <style:table-column-properties fo:break-before="auto" style:column-width="1.2665in"/>
    </style:style>
    <style:style style:name="co12" style:family="table-column">
      <style:table-column-properties fo:break-before="auto" style:column-width="1.5402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2929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1.0591in"/>
    </style:style>
    <style:style style:name="co17" style:family="table-column">
      <style:table-column-properties fo:break-before="auto" style:column-width="1.1516in"/>
    </style:style>
    <style:style style:name="co18" style:family="table-column">
      <style:table-column-properties fo:break-before="auto" style:column-width="2.4264in"/>
    </style:style>
    <style:style style:name="co19" style:family="table-column">
      <style:table-column-properties fo:break-before="auto" style:column-width="2.5in"/>
    </style:style>
    <style:style style:name="co20" style:family="table-column">
      <style:table-column-properties fo:break-before="auto" style:column-width="1.1583in"/>
    </style:style>
    <style:style style:name="co21" style:family="table-column">
      <style:table-column-properties fo:break-before="auto" style:column-width="0.983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="0.74pt solid #000000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 style:data-style-name="N3">
      <style:table-cell-properties fo:border="0.74pt solid #000000"/>
      <style:text-properties fo:font-size="20pt" style:font-size-asian="20pt" style:font-size-complex="20pt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fo:border="0.74pt solid #000000"/>
    </style:style>
    <style:style style:name="ce9" style:family="table-cell" style:parent-style-name="Default" style:data-style-name="N11">
      <style:table-cell-properties fo:border="0.74pt solid #000000"/>
    </style:style>
    <style:style style:name="ce10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 style:data-style-name="N4">
      <style:text-properties fo:font-size="20pt" style:font-size-asian="20pt" style:font-size-complex="20pt"/>
    </style:style>
    <style:style style:name="ce12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3" style:family="table-cell" style:parent-style-name="Default" style:data-style-name="N4">
      <style:table-cell-properties fo:border="0.74pt solid #000000"/>
    </style:style>
    <style:style style:name="ce25" style:family="table-cell" style:parent-style-name="Default">
      <style:table-cell-properties fo:background-color="#81d41a" fo:border="0.74pt solid #000000"/>
    </style:style>
    <style:style style:name="ce27" style:family="table-cell" style:parent-style-name="Default" style:data-style-name="N3">
      <style:table-cell-properties fo:background-color="#ffd428" fo:border="0.74pt solid #000000"/>
    </style:style>
    <style:style style:name="ce2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none"/>
    </style:style>
    <style:style style:name="ce2" style:family="table-cell" style:parent-style-name="Default" style:data-style-name="N3"/>
    <style:style style:name="ce34" style:family="table-cell" style:parent-style-name="Default" style:data-style-name="N4">
      <style:table-cell-properties fo:background-color="#ffd428"/>
    </style:style>
    <style:style style:name="ce18" style:family="table-cell" style:parent-style-name="Default" style:data-style-name="N11"/>
    <style:style style:name="ce14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3">
      <style:table-cell-properties fo:background-color="#ffd428"/>
    </style:style>
    <style:style style:name="gr1" style:family="graphic" style:parent-style-name="Default">
      <style:graphic-properties draw:stroke="solid" svg:stroke-color="#000000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3" style:family="graphic" style:parent-style-name="Default">
      <style:graphic-properties draw:stroke="solid" svg:stroke-color="#000000" draw:fill="solid" draw:fill-color="#729fcf" draw:textarea-horizontal-align="center" draw:textarea-vertical-align="middle" draw:ole-draw-aspect="1" loext:decorative="false"/>
      <style:paragraph-properties fo:text-align="center"/>
    </style:style>
    <style:style style:name="gr4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tal Rides, Member Types, Bike Types" table:style-name="ta1">
        <table:shapes>
          <draw:frame draw:z-index="0" draw:style-name="gr1" draw:text-style-name="P1" svg:width="6.2961in" svg:height="3.5453in" svg:x="0.2079in" svg:y="4.1075in">
            <draw:object draw:notify-on-update-of-ranges="'Total Rides, Member Types, Bike Types'.B11:'Total Rides, Member Types, Bike Types'.B12 'Total Rides, Member Types, Bike Types'.C10:'Total Rides, Member Types, Bike Types'.C10 'Total Rides, Member Types, Bike Types'.C11:'Total Rides, Member Types, Bike Types'.C12 'Total Rides, Member Types, Bike Types'.D10:'Total Rides, Member Types, Bike Types'.D10 'Total Rides, Member Types, Bike Types'.D11:'Total Rides, Member Types, Bike Types'.D12 'Total Rides, Member Types, Bike Types'.E10:'Total Rides, Member Types, Bike Types'.E10 'Total Rides, Member Types, Bike Types'.E11:'Total Rides, Member Types, Bike Types'.E1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1" draw:text-style-name="P1" svg:width="6.2961in" svg:height="3.5453in" svg:x="7.0571in" svg:y="4.05in">
            <draw:object draw:notify-on-update-of-ranges="'Total Rides, Member Types, Bike Types'.C5:'Total Rides, Member Types, Bike Types'.C5 'Total Rides, Member Types, Bike Types'.C6:'Total Rides, Member Types, Bike Types'.C6 'Total Rides, Member Types, Bike Types'.D5:'Total Rides, Member Types, Bike Types'.D5 'Total Rides, Member Types, Bike Types'.D6:'Total Rides, Member Types, Bike Types'.D6 'Total Rides, Member Types, Bike Types'.E5:'Total Rides, Member Types, Bike Types'.E5 'Total Rides, Member Types, Bike Types'.E6:'Total Rides, Member Types, Bike Types'.E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6.3028in" svg:height="3.5382in" svg:x="6.6732in" svg:y="0.1492in">
            <draw:object draw:notify-on-update-of-ranges="'Total Rides, Member Types, Bike Types'.C2:'Total Rides, Member Types, Bike Types'.C3 'Total Rides, Member Types, Bike Types'.D1:'Total Rides, Member Types, Bike Types'.D1 'Total Rides, Member Types, Bike Types'.D2:'Total Rides, Member Types, Bike Types'.D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9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otal Rides</text:p>
          </table:table-cell>
          <table:table-cell/>
          <table:table-cell table:style-name="ce7" office:value-type="string" calcext:value-type="string">
            <text:p>Member Type</text:p>
          </table:table-cell>
          <table:table-cell table:style-name="ce7" office:value-type="string" calcext:value-type="string">
            <text:p>Total Rides</text:p>
          </table:table-cell>
          <table:table-cell table:style-name="ce7"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table:style-name="ce5" office:value-type="float" office:value="5404319" calcext:value-type="float">
            <text:p>5,404,319</text:p>
          </table:table-cell>
          <table:table-cell/>
          <table:table-cell table:style-name="ce6" office:value-type="string" calcext:value-type="string">
            <text:p>Casual</text:p>
          </table:table-cell>
          <table:table-cell office:value-type="float" office:value="1964004" calcext:value-type="float">
            <text:p>1,964,004</text:p>
          </table:table-cell>
          <table:table-cell table:formula="of:=[.D2]/5404319" office:value-type="percentage" office:value="0.363413780718718" calcext:value-type="percentage">
            <text:p>36.34%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6" office:value-type="string" calcext:value-type="string">
            <text:p>Member</text:p>
          </table:table-cell>
          <table:table-cell office:value-type="float" office:value="3440315" calcext:value-type="float">
            <text:p>3,440,315</text:p>
          </table:table-cell>
          <table:table-cell table:formula="of:=[.D3]/5404319" office:value-type="percentage" office:value="0.636586219281282" calcext:value-type="percentage">
            <text:p>63.66%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style-name="ce7" office:value-type="string" calcext:value-type="string">
            <text:p>Classic Bike</text:p>
          </table:table-cell>
          <table:table-cell table:style-name="ce7" office:value-type="string" calcext:value-type="string">
            <text:p>Docked Bike</text:p>
          </table:table-cell>
          <table:table-cell table:style-name="ce7" office:value-type="string" calcext:value-type="string">
            <text:p>Electric Bike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8" office:value-type="float" office:value="3220677" calcext:value-type="float">
            <text:p>3,220,677</text:p>
          </table:table-cell>
          <table:table-cell office:value-type="float" office:value="34286" calcext:value-type="float">
            <text:p>34,286</text:p>
          </table:table-cell>
          <table:table-cell table:style-name="ce8" office:value-type="float" office:value="2149356" calcext:value-type="float">
            <text:p>2,149,356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9" table:formula="of:=[.C6]/5404319" office:value-type="percentage" office:value="0.595945021010048" calcext:value-type="percentage">
            <text:p>59.59%</text:p>
          </table:table-cell>
          <table:table-cell table:style-name="ce9" table:formula="of:=[.D6]/5404319" office:value-type="percentage" office:value="0.00634418508603952" calcext:value-type="percentage">
            <text:p>0.63%</text:p>
          </table:table-cell>
          <table:table-cell table:formula="of:=[.E6]/5404319" office:value-type="percentage" office:value="0.397710793903913" calcext:value-type="percentage">
            <text:p>39.77%</text:p>
          </table:table-cell>
          <table:table-cell table:number-columns-repeated="5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2">
          <table:table-cell/>
          <table:table-cell table:style-name="ce6"/>
          <table:table-cell table:style-name="ce7" office:value-type="string" calcext:value-type="string">
            <text:p>Classic Bike</text:p>
          </table:table-cell>
          <table:table-cell table:style-name="ce7" office:value-type="string" calcext:value-type="string">
            <text:p>Docked Bike</text:p>
          </table:table-cell>
          <table:table-cell table:style-name="ce7" office:value-type="string" calcext:value-type="string">
            <text:p>Electric Bike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>
            <text:p>Casual Riders</text:p>
          </table:table-cell>
          <table:table-cell table:style-name="ce8" office:value-type="float" office:value="1123151" calcext:value-type="float">
            <text:p>1,123,151</text:p>
          </table:table-cell>
          <table:table-cell office:value-type="float" office:value="34286" calcext:value-type="float">
            <text:p>34,286</text:p>
          </table:table-cell>
          <table:table-cell table:style-name="ce8" office:value-type="float" office:value="806567" calcext:value-type="float">
            <text:p>806,567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>
            <text:p>Member Riders</text:p>
          </table:table-cell>
          <table:table-cell table:style-name="ce8" office:value-type="float" office:value="2097526" calcext:value-type="float">
            <text:p>2,097,526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342789" calcext:value-type="float">
            <text:p>1,342,789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3"/>
          <table:table-cell table:style-name="ce6" office:value-type="string" calcext:value-type="string">
            <text:p>Total Electric Riders</text:p>
          </table:table-cell>
          <table:table-cell table:style-name="ce6" table:formula="of:=SUM([.E11:.E12])" office:value-type="float" office:value="2149356" calcext:value-type="float">
            <text:p>2149356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6" office:value-type="string" calcext:value-type="string">
            <text:p>Casual Electric %</text:p>
          </table:table-cell>
          <table:table-cell table:formula="of:=[.E11]/[.E14]" office:value-type="percentage" office:value="0.375259845274585" calcext:value-type="percentage">
            <text:p>37.53%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6" office:value-type="string" calcext:value-type="string">
            <text:p>Member Electric %</text:p>
          </table:table-cell>
          <table:table-cell table:formula="of:=[.E12]/[.E14]" office:value-type="percentage" office:value="0.624740154725415" calcext:value-type="percentage">
            <text:p>62.47%</text:p>
          </table:table-cell>
          <table:table-cell table:number-columns-repeated="5"/>
        </table:table-row>
      </table:table>
      <table:table table:name="Average Ride Length" table:style-name="ta1">
        <table:shapes>
          <draw:frame draw:z-index="0" draw:style-name="gr1" draw:text-style-name="P1" svg:width="6.2988in" svg:height="3.5429in" svg:x="7.4461in" svg:y="0.1606in">
            <draw:object draw:notify-on-update-of-ranges="'Average Ride Length'.A4:'Average Ride Length'.A5 'Average Ride Length'.B3:'Average Ride Length'.B3 'Average Ride Length'.B4:'Average Ride Length'.B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6.2988in" svg:height="3.5429in" svg:x="7.2972in" svg:y="3.9535in">
            <draw:object draw:notify-on-update-of-ranges="'Average Ride Length'.A8:'Average Ride Length'.A10 'Average Ride Length'.B7:'Average Ride Length'.B7 'Average Ride Length'.B8:'Average Ride Length'.B10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2" draw:text-style-name="P1" svg:width="6.2992in" svg:height="3.5465in" svg:x="14.0035in" svg:y="0.9488in">
            <draw:object draw:notify-on-update-of-ranges="'Average Ride Length'.A13:'Average Ride Length'.B18 'Average Ride Length'.C12:'Average Ride Length'.C12 'Average Ride Length'.C13:'Average Ride Length'.C18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9" table:default-cell-style-name="ce6"/>
        <table:table-column table:style-name="co10" table:default-cell-style-name="ce13"/>
        <table:table-column table:style-name="co10" table:number-columns-repeated="2" table:default-cell-style-name="Default"/>
        <table:table-column table:style-name="co7" table:number-columns-repeated="4" table:default-cell-style-name="Default"/>
        <table:table-row table:style-name="ro1">
          <table:table-cell table:style-name="ce10" office:value-type="string" calcext:value-type="string">
            <text:p>Average Ride Length (minutes)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1" office:value-type="float" office:value="19.7298" calcext:value-type="float">
            <text:p>19.73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7" office:value-type="string" calcext:value-type="string">
            <text:p>Member Type</text:p>
          </table:table-cell>
          <table:table-cell table:style-name="ce7" office:value-type="string" calcext:value-type="string">
            <text:p>Average Ride Length</text:p>
          </table: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Casual Rider</text:p>
          </table:table-cell>
          <table:table-cell office:value-type="float" office:value="30.9659" calcext:value-type="float">
            <text:p>30.97</text:p>
          </table: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Member Rider</text:p>
          </table:table-cell>
          <table:table-cell office:value-type="float" office:value="13.31535" calcext:value-type="float">
            <text:p>13.32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7" office:value-type="string" calcext:value-type="string">
            <text:p>Bike Type</text:p>
          </table:table-cell>
          <table:table-cell table:style-name="ce7" office:value-type="string" calcext:value-type="string">
            <text:p>Average Ride Length</text:p>
          </table: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Classic Bike</text:p>
          </table:table-cell>
          <table:table-cell office:value-type="float" office:value="22.25835" calcext:value-type="float">
            <text:p>22.26</text:p>
          </table: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Docked Bike</text:p>
          </table:table-cell>
          <table:table-cell office:value-type="float" office:value="221.4674" calcext:value-type="float">
            <text:p>221.47</text:p>
          </table: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Electric Bike</text:p>
          </table:table-cell>
          <table:table-cell office:value-type="float" office:value="12.72286" calcext:value-type="float">
            <text:p>12.72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7" office:value-type="string" calcext:value-type="string">
            <text:p>Member Type</text:p>
          </table:table-cell>
          <table:table-cell table:style-name="ce7" office:value-type="string" calcext:value-type="string">
            <text:p>Bike Type</text:p>
          </table:table-cell>
          <table:table-cell table:style-name="ce7" office:value-type="string" calcext:value-type="string">
            <text:p>Average Ride Length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sual Rider</text:p>
          </table:table-cell>
          <table:table-cell table:style-name="ce6" office:value-type="string" calcext:value-type="string">
            <text:p>Classic Bike</text:p>
          </table:table-cell>
          <table:table-cell table:style-name="ce6" office:value-type="float" office:value="36.32346" calcext:value-type="float">
            <text:p>36.323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mber Rider</text:p>
          </table:table-cell>
          <table:table-cell table:style-name="ce6" office:value-type="string" calcext:value-type="string">
            <text:p>Classic Bike</text:p>
          </table:table-cell>
          <table:table-cell table:style-name="ce6" office:value-type="float" office:value="14.72699" calcext:value-type="float">
            <text:p>14.7269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sual Rider</text:p>
          </table:table-cell>
          <table:table-cell table:style-name="ce6" office:value-type="string" calcext:value-type="string">
            <text:p>Docked Bike</text:p>
          </table:table-cell>
          <table:table-cell table:style-name="ce6" office:value-type="float" office:value="221.4674" calcext:value-type="float">
            <text:p>221.467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mber Rider</text:p>
          </table:table-cell>
          <table:table-cell table:style-name="ce6" office:value-type="string" calcext:value-type="string">
            <text:p>Docked Bik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sual Rider</text:p>
          </table:table-cell>
          <table:table-cell table:style-name="ce6" office:value-type="string" calcext:value-type="string">
            <text:p>Electric Bike</text:p>
          </table:table-cell>
          <table:table-cell table:style-name="ce6" office:value-type="float" office:value="15.4075" calcext:value-type="float">
            <text:p>15.407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mber Rider</text:p>
          </table:table-cell>
          <table:table-cell table:style-name="ce6" office:value-type="string" calcext:value-type="string">
            <text:p>Electric Bike</text:p>
          </table:table-cell>
          <table:table-cell table:style-name="ce6" office:value-type="float" office:value="11.11029" calcext:value-type="float">
            <text:p>11.11029</text:p>
          </table:table-cell>
          <table:table-cell table:number-columns-repeated="5"/>
        </table:table-row>
        <table:table-row table:style-name="ro2" table:number-rows-repeated="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7" office:value-type="string" calcext:value-type="string">
            <text:p>Part of Day</text:p>
          </table:table-cell>
          <table:table-cell table:style-name="ce7" office:value-type="string" calcext:value-type="string">
            <text:p>Average Ride Length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rning</text:p>
          </table:table-cell>
          <table:table-cell office:value-type="float" office:value="17.19031" calcext:value-type="float">
            <text:p>17.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fternoon</text:p>
          </table:table-cell>
          <table:table-cell office:value-type="float" office:value="20.72648" calcext:value-type="float">
            <text:p>2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vening</text:p>
          </table:table-cell>
          <table:table-cell office:value-type="float" office:value="20.07615" calcext:value-type="float">
            <text:p>20.08</text:p>
          </table:table-cell>
          <table:table-cell table:number-columns-repeated="5"/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Night</text:p>
          </table:table-cell>
          <table:table-cell office:value-type="float" office:value="23.1477" calcext:value-type="float">
            <text:p>23.15</text:p>
          </table:table-cell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7" office:value-type="string" calcext:value-type="string">
            <text:p>Morning Riders</text:p>
          </table:table-cell>
          <table:table-cell table:style-name="ce7" office:value-type="string" calcext:value-type="string">
            <text:p>Average Ride Length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sual Rider</text:p>
          </table:table-cell>
          <table:table-cell office:value-type="float" office:value="28.78214" calcext:value-type="float">
            <text:p>28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mber Rider</text:p>
          </table:table-cell>
          <table:table-cell office:value-type="float" office:value="12.42068" calcext:value-type="float">
            <text:p>12.42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7" office:value-type="string" calcext:value-type="string">
            <text:p>Afternoon Riders</text:p>
          </table:table-cell>
          <table:table-cell table:style-name="ce7" office:value-type="string" calcext:value-type="string">
            <text:p>Average Ride Length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sual Rider</text:p>
          </table:table-cell>
          <table:table-cell office:value-type="float" office:value="31.9871" calcext:value-type="float">
            <text:p>31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mber Rider</text:p>
          </table:table-cell>
          <table:table-cell office:value-type="float" office:value="13.71665" calcext:value-type="float">
            <text:p>13.72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7" office:value-type="string" calcext:value-type="string">
            <text:p>Evening Riders</text:p>
          </table:table-cell>
          <table:table-cell table:style-name="ce7" office:value-type="string" calcext:value-type="string">
            <text:p>Average Ride Length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sual Rider</text:p>
          </table:table-cell>
          <table:table-cell office:value-type="float" office:value="30.24715" calcext:value-type="float">
            <text:p>30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mber Rider</text:p>
          </table:table-cell>
          <table:table-cell office:value-type="float" office:value="13.65298" calcext:value-type="float">
            <text:p>13.65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7" office:value-type="string" calcext:value-type="string">
            <text:p>Night Riders</text:p>
          </table:table-cell>
          <table:table-cell table:style-name="ce7" office:value-type="string" calcext:value-type="string">
            <text:p>Average Ride Length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sual Rider</text:p>
          </table:table-cell>
          <table:table-cell office:value-type="float" office:value="34.79455" calcext:value-type="float">
            <text:p>34.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mber Rider</text:p>
          </table:table-cell>
          <table:table-cell office:value-type="float" office:value="13.27467" calcext:value-type="float">
            <text:p>13.27</text:p>
          </table:table-cell>
          <table:table-cell table:number-columns-repeated="6"/>
        </table:table-row>
      </table:table>
      <table:table table:name="Time of the Day" table:style-name="ta1">
        <table:shapes>
          <draw:frame draw:z-index="0" draw:name="Total Rides For Each Hour of the Day" draw:style-name="gr2" draw:text-style-name="P1" svg:width="7.0425in" svg:height="3.9606in" svg:x="5.937in" svg:y="0.4126in">
            <draw:object draw:notify-on-update-of-ranges="'Time of the Day'.A1:'Time of the Day'.A1 'Time of the Day'.A2:'Time of the Day'.A25 'Time of the Day'.B1:'Time of the Day'.B1 'Time of the Day'.B2:'Time of the Day'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3" draw:text-style-name="P2" svg:width="7.3622in" svg:height="4.1409in" svg:x="6.0457in" svg:y="4.8161in">
            <draw:object draw:notify-on-update-of-ranges="'Time of the Day'.A31:'Time of the Day'.A54 'Time of the Day'.B30:'Time of the Day'.B30 'Time of the Day'.B31:'Time of the Day'.B54 'Time of the Day'.C30:'Time of the Day'.C30 'Time of the Day'.C31:'Time of the Day'.C5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2" draw:text-style-name="P1" svg:width="6.9106in" svg:height="3.8902in" svg:x="13.4264in" svg:y="0.4043in">
            <draw:object draw:notify-on-update-of-ranges="'Time of the Day'.A2:'Time of the Day'.A25 'Time of the Day'.C1:'Time of the Day'.C1 'Time of the Day'.C2:'Time of the Day'.C25 'Time of the Day'.D1:'Time of the Day'.D1 'Time of the Day'.D2:'Time of the Day'.D25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3" draw:style-name="gr2" draw:text-style-name="P1" svg:width="6.3043in" svg:height="3.548in" svg:x="14.3031in" svg:y="9.6228in">
            <draw:object draw:notify-on-update-of-ranges="'Time of the Day'.A59:'Time of the Day'.A62 'Time of the Day'.B58:'Time of the Day'.B58 'Time of the Day'.B59:'Time of the Day'.B62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4" draw:style-name="gr2" draw:text-style-name="P1" svg:width="6.3004in" svg:height="3.5437in" svg:x="7.0551in" svg:y="9.5882in">
            <draw:object draw:notify-on-update-of-ranges="'Time of the Day'.D59:'Time of the Day'.D62 'Time of the Day'.E58:'Time of the Day'.E58 'Time of the Day'.E59:'Time of the Day'.E62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5" draw:style-name="gr2" draw:text-style-name="P1" svg:width="7.3764in" svg:height="4.1488in" svg:x="13.7484in" svg:y="4.8268in">
            <draw:object draw:notify-on-update-of-ranges="'Time of the Day'.A82:'Time of the Day'.A83 'Time of the Day'.B81:'Time of the Day'.B81 'Time of the Day'.B82:'Time of the Day'.B83 'Time of the Day'.C81:'Time of the Day'.C81 'Time of the Day'.C82:'Time of the Day'.C83 'Time of the Day'.D81:'Time of the Day'.D81 'Time of the Day'.D82:'Time of the Day'.D83 'Time of the Day'.E81:'Time of the Day'.E81 'Time of the Day'.E82:'Time of the Day'.E83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table:style-name="ce7" office:value-type="string" calcext:value-type="string">
            <text:p><text:s/>Hour of Day </text:p>
          </table:table-cell>
          <table:table-cell table:style-name="ce7" office:value-type="string" calcext:value-type="string">
            <text:p><text:s/>Total Rides </text:p>
          </table:table-cell>
          <table:table-cell table:style-name="ce7" office:value-type="string" calcext:value-type="string">
            <text:p>Casual Rides</text:p>
          </table:table-cell>
          <table:table-cell table:style-name="ce7" office:value-type="string" calcext:value-type="string">
            <text:p>Member Rides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1089" calcext:value-type="float">
            <text:p>61,089</text:p>
          </table:table-cell>
          <table:table-cell office:value-type="float" office:value="31674" calcext:value-type="float">
            <text:p>31,674</text:p>
          </table:table-cell>
          <table:table-cell table:style-name="ce8" office:value-type="float" office:value="29415" calcext:value-type="float">
            <text:p>29,41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7726" calcext:value-type="float">
            <text:p>37,726</text:p>
          </table:table-cell>
          <table:table-cell office:value-type="float" office:value="20697" calcext:value-type="float">
            <text:p>20,697</text:p>
          </table:table-cell>
          <table:table-cell table:style-name="ce8" office:value-type="float" office:value="17029" calcext:value-type="float">
            <text:p>17,029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990" calcext:value-type="float">
            <text:p>21,990</text:p>
          </table:table-cell>
          <table:table-cell office:value-type="float" office:value="12356" calcext:value-type="float">
            <text:p>12,356</text:p>
          </table:table-cell>
          <table:table-cell table:style-name="ce8" office:value-type="float" office:value="9634" calcext:value-type="float">
            <text:p>9,634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120" calcext:value-type="float">
            <text:p>13,120</text:p>
          </table:table-cell>
          <table:table-cell office:value-type="float" office:value="6717" calcext:value-type="float">
            <text:p>6,717</text:p>
          </table:table-cell>
          <table:table-cell table:style-name="ce8" office:value-type="float" office:value="6403" calcext:value-type="float">
            <text:p>6,40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612" calcext:value-type="float">
            <text:p>12,612</text:p>
          </table:table-cell>
          <table:table-cell office:value-type="float" office:value="4970" calcext:value-type="float">
            <text:p>4,970</text:p>
          </table:table-cell>
          <table:table-cell table:style-name="ce8" office:value-type="float" office:value="7642" calcext:value-type="float">
            <text:p>7,64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3098" calcext:value-type="float">
            <text:p>43,098</text:p>
          </table:table-cell>
          <table:table-cell office:value-type="float" office:value="10588" calcext:value-type="float">
            <text:p>10,588</text:p>
          </table:table-cell>
          <table:table-cell table:style-name="ce8" office:value-type="float" office:value="32510" calcext:value-type="float">
            <text:p>32,510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5634" calcext:value-type="float">
            <text:p>125,634</text:p>
          </table:table-cell>
          <table:table-cell office:value-type="float" office:value="25961" calcext:value-type="float">
            <text:p>25,961</text:p>
          </table:table-cell>
          <table:table-cell table:style-name="ce8" office:value-type="float" office:value="99673" calcext:value-type="float">
            <text:p>99,673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34258" calcext:value-type="float">
            <text:p>234,258</text:p>
          </table:table-cell>
          <table:table-cell office:value-type="float" office:value="47105" calcext:value-type="float">
            <text:p>47,105</text:p>
          </table:table-cell>
          <table:table-cell table:style-name="ce8" office:value-type="float" office:value="187153" calcext:value-type="float">
            <text:p>187,153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01866" calcext:value-type="float">
            <text:p>301,866</text:p>
          </table:table-cell>
          <table:table-cell office:value-type="float" office:value="66550" calcext:value-type="float">
            <text:p>66,550</text:p>
          </table:table-cell>
          <table:table-cell table:style-name="ce8" office:value-type="float" office:value="235316" calcext:value-type="float">
            <text:p>235,316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26900" calcext:value-type="float">
            <text:p>226,900</text:p>
          </table:table-cell>
          <table:table-cell office:value-type="float" office:value="68377" calcext:value-type="float">
            <text:p>68,377</text:p>
          </table:table-cell>
          <table:table-cell table:style-name="ce8" office:value-type="float" office:value="158523" calcext:value-type="float">
            <text:p>158,523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28298" calcext:value-type="float">
            <text:p>228,298</text:p>
          </table:table-cell>
          <table:table-cell office:value-type="float" office:value="87244" calcext:value-type="float">
            <text:p>87,244</text:p>
          </table:table-cell>
          <table:table-cell table:style-name="ce8" office:value-type="float" office:value="141054" calcext:value-type="float">
            <text:p>141,054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7482" calcext:value-type="float">
            <text:p>277,482</text:p>
          </table:table-cell>
          <table:table-cell office:value-type="float" office:value="111264" calcext:value-type="float">
            <text:p>111,264</text:p>
          </table:table-cell>
          <table:table-cell table:style-name="ce8" office:value-type="float" office:value="166218" calcext:value-type="float">
            <text:p>166,218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21155" calcext:value-type="float">
            <text:p>321,155</text:p>
          </table:table-cell>
          <table:table-cell office:value-type="float" office:value="131715" calcext:value-type="float">
            <text:p>131,715</text:p>
          </table:table-cell>
          <table:table-cell table:style-name="ce8" office:value-type="float" office:value="189440" calcext:value-type="float">
            <text:p>189,44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24718" calcext:value-type="float">
            <text:p>324,718</text:p>
          </table:table-cell>
          <table:table-cell office:value-type="float" office:value="136331" calcext:value-type="float">
            <text:p>136,331</text:p>
          </table:table-cell>
          <table:table-cell table:style-name="ce8" office:value-type="float" office:value="188387" calcext:value-type="float">
            <text:p>188,387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28431" calcext:value-type="float">
            <text:p>328,431</text:p>
          </table:table-cell>
          <table:table-cell office:value-type="float" office:value="139734" calcext:value-type="float">
            <text:p>139,734</text:p>
          </table:table-cell>
          <table:table-cell table:style-name="ce8" office:value-type="float" office:value="188697" calcext:value-type="float">
            <text:p>188,697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83083" calcext:value-type="float">
            <text:p>383,083</text:p>
          </table:table-cell>
          <table:table-cell office:value-type="float" office:value="152084" calcext:value-type="float">
            <text:p>152,084</text:p>
          </table:table-cell>
          <table:table-cell table:style-name="ce8" office:value-type="float" office:value="230999" calcext:value-type="float">
            <text:p>230,999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91650" calcext:value-type="float">
            <text:p>491,650</text:p>
          </table:table-cell>
          <table:table-cell office:value-type="float" office:value="175012" calcext:value-type="float">
            <text:p>175,012</text:p>
          </table:table-cell>
          <table:table-cell table:style-name="ce8" office:value-type="float" office:value="316638" calcext:value-type="float">
            <text:p>316,638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64976" calcext:value-type="float">
            <text:p>564,976</text:p>
          </table:table-cell>
          <table:table-cell office:value-type="float" office:value="191309" calcext:value-type="float">
            <text:p>191,309</text:p>
          </table:table-cell>
          <table:table-cell table:style-name="ce8" office:value-type="float" office:value="373667" calcext:value-type="float">
            <text:p>373,667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54037" calcext:value-type="float">
            <text:p>454,037</text:p>
          </table:table-cell>
          <table:table-cell office:value-type="float" office:value="164219" calcext:value-type="float">
            <text:p>164,219</text:p>
          </table:table-cell>
          <table:table-cell table:style-name="ce8" office:value-type="float" office:value="289818" calcext:value-type="float">
            <text:p>289,818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21350" calcext:value-type="float">
            <text:p>321,350</text:p>
          </table:table-cell>
          <table:table-cell office:value-type="float" office:value="119397" calcext:value-type="float">
            <text:p>119,397</text:p>
          </table:table-cell>
          <table:table-cell table:style-name="ce8" office:value-type="float" office:value="201953" calcext:value-type="float">
            <text:p>201,953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28240" calcext:value-type="float">
            <text:p>228,240</text:p>
          </table:table-cell>
          <table:table-cell office:value-type="float" office:value="87131" calcext:value-type="float">
            <text:p>87,131</text:p>
          </table:table-cell>
          <table:table-cell table:style-name="ce8" office:value-type="float" office:value="141109" calcext:value-type="float">
            <text:p>141,109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75579" calcext:value-type="float">
            <text:p>175,579</text:p>
          </table:table-cell>
          <table:table-cell office:value-type="float" office:value="69806" calcext:value-type="float">
            <text:p>69,806</text:p>
          </table:table-cell>
          <table:table-cell table:style-name="ce8" office:value-type="float" office:value="105773" calcext:value-type="float">
            <text:p>105,773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37503" calcext:value-type="float">
            <text:p>137,503</text:p>
          </table:table-cell>
          <table:table-cell office:value-type="float" office:value="61207" calcext:value-type="float">
            <text:p>61,207</text:p>
          </table:table-cell>
          <table:table-cell table:style-name="ce8" office:value-type="float" office:value="76296" calcext:value-type="float">
            <text:p>76,296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89524" calcext:value-type="float">
            <text:p>89,524</text:p>
          </table:table-cell>
          <table:table-cell office:value-type="float" office:value="42556" calcext:value-type="float">
            <text:p>42,556</text:p>
          </table:table-cell>
          <table:table-cell table:style-name="ce8" office:value-type="float" office:value="46968" calcext:value-type="float">
            <text:p>46,968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TOTALS:</text:p>
          </table:table-cell>
          <table:table-cell table:style-name="ce25" table:formula="of:=SUM([.B2:.B25])" office:value-type="float" office:value="5404319" calcext:value-type="float">
            <text:p>5404319</text:p>
          </table:table-cell>
          <table:table-cell table:style-name="ce25" table:formula="of:=SUM([.C2:.C25])" office:value-type="float" office:value="1964004" calcext:value-type="float">
            <text:p>1964004</text:p>
          </table:table-cell>
          <table:table-cell table:style-name="ce25" table:formula="of:=SUM([.D2:.D25])" office:value-type="float" office:value="3440315" calcext:value-type="float">
            <text:p>3440315</text:p>
          </table:table-cell>
          <table:table-cell table:number-columns-repeated="2"/>
        </table:table-row>
        <table:table-row table:style-name="ro2" table:number-rows-repeated="3"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7" office:value-type="string" calcext:value-type="string">
            <text:p><text:s/>Hour of Day </text:p>
          </table:table-cell>
          <table:table-cell table:style-name="ce7" office:value-type="string" calcext:value-type="string">
            <text:p>Casual Rides</text:p>
          </table:table-cell>
          <table:table-cell table:style-name="ce7" office:value-type="string" calcext:value-type="string">
            <text:p>Member Rides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674" calcext:value-type="float">
            <text:p>31,674</text:p>
          </table:table-cell>
          <table:table-cell office:value-type="float" office:value="29415" calcext:value-type="float">
            <text:p>29,41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697" calcext:value-type="float">
            <text:p>20,697</text:p>
          </table:table-cell>
          <table:table-cell office:value-type="float" office:value="17029" calcext:value-type="float">
            <text:p>17,02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356" calcext:value-type="float">
            <text:p>12,356</text:p>
          </table:table-cell>
          <table:table-cell office:value-type="float" office:value="9634" calcext:value-type="float">
            <text:p>9,634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717" calcext:value-type="float">
            <text:p>6,717</text:p>
          </table:table-cell>
          <table:table-cell office:value-type="float" office:value="6403" calcext:value-type="float">
            <text:p>6,40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970" calcext:value-type="float">
            <text:p>4,970</text:p>
          </table:table-cell>
          <table:table-cell office:value-type="float" office:value="7642" calcext:value-type="float">
            <text:p>7,642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588" calcext:value-type="float">
            <text:p>10,588</text:p>
          </table:table-cell>
          <table:table-cell office:value-type="float" office:value="32510" calcext:value-type="float">
            <text:p>32,510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5961" calcext:value-type="float">
            <text:p>25,961</text:p>
          </table:table-cell>
          <table:table-cell office:value-type="float" office:value="99673" calcext:value-type="float">
            <text:p>99,673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7105" calcext:value-type="float">
            <text:p>47,105</text:p>
          </table:table-cell>
          <table:table-cell office:value-type="float" office:value="187153" calcext:value-type="float">
            <text:p>187,153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6550" calcext:value-type="float">
            <text:p>66,550</text:p>
          </table:table-cell>
          <table:table-cell office:value-type="float" office:value="235316" calcext:value-type="float">
            <text:p>235,316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8377" calcext:value-type="float">
            <text:p>68,377</text:p>
          </table:table-cell>
          <table:table-cell office:value-type="float" office:value="158523" calcext:value-type="float">
            <text:p>158,523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7244" calcext:value-type="float">
            <text:p>87,244</text:p>
          </table:table-cell>
          <table:table-cell office:value-type="float" office:value="141054" calcext:value-type="float">
            <text:p>141,054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11264" calcext:value-type="float">
            <text:p>111,264</text:p>
          </table:table-cell>
          <table:table-cell office:value-type="float" office:value="166218" calcext:value-type="float">
            <text:p>166,218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31715" calcext:value-type="float">
            <text:p>131,715</text:p>
          </table:table-cell>
          <table:table-cell office:value-type="float" office:value="189440" calcext:value-type="float">
            <text:p>189,440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36331" calcext:value-type="float">
            <text:p>136,331</text:p>
          </table:table-cell>
          <table:table-cell office:value-type="float" office:value="188387" calcext:value-type="float">
            <text:p>188,387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9734" calcext:value-type="float">
            <text:p>139,734</text:p>
          </table:table-cell>
          <table:table-cell office:value-type="float" office:value="188697" calcext:value-type="float">
            <text:p>188,697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52084" calcext:value-type="float">
            <text:p>152,084</text:p>
          </table:table-cell>
          <table:table-cell office:value-type="float" office:value="230999" calcext:value-type="float">
            <text:p>230,999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75012" calcext:value-type="float">
            <text:p>175,012</text:p>
          </table:table-cell>
          <table:table-cell office:value-type="float" office:value="316638" calcext:value-type="float">
            <text:p>316,638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7" office:value-type="float" office:value="191309" calcext:value-type="float">
            <text:p>191,309</text:p>
          </table:table-cell>
          <table:table-cell table:style-name="ce27" office:value-type="float" office:value="373667" calcext:value-type="float">
            <office:annotation draw:style-name="gr4" svg:width="1.1413in" svg:height="0.7083in" svg:x="4.1579in" svg:y="7.765in" draw:caption-point-x="-0.2402in" draw:caption-point-y="0.5945in">
              <dc:creator>Unknown Author</dc:creator>
              <dc:date>2024-09-12T00:00:00</dc:date>
              <text:p>Busiest hour for both groups is 5pm</text:p>
            </office:annotation>
            <text:p>373,667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64219" calcext:value-type="float">
            <text:p>164,219</text:p>
          </table:table-cell>
          <table:table-cell office:value-type="float" office:value="289818" calcext:value-type="float">
            <text:p>289,818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19397" calcext:value-type="float">
            <text:p>119,397</text:p>
          </table:table-cell>
          <table:table-cell office:value-type="float" office:value="201953" calcext:value-type="float">
            <text:p>201,953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7131" calcext:value-type="float">
            <text:p>87,131</text:p>
          </table:table-cell>
          <table:table-cell office:value-type="float" office:value="141109" calcext:value-type="float">
            <text:p>141,109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9806" calcext:value-type="float">
            <text:p>69,806</text:p>
          </table:table-cell>
          <table:table-cell office:value-type="float" office:value="105773" calcext:value-type="float">
            <text:p>105,773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1207" calcext:value-type="float">
            <text:p>61,207</text:p>
          </table:table-cell>
          <table:table-cell office:value-type="float" office:value="76296" calcext:value-type="float">
            <text:p>76,296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2556" calcext:value-type="float">
            <text:p>42,556</text:p>
          </table:table-cell>
          <table:table-cell office:value-type="float" office:value="46968" calcext:value-type="float">
            <text:p>46,968</text:p>
          </table:table-cell>
          <table:table-cell table:number-columns-repeated="3"/>
        </table:table-row>
        <table:table-row table:style-name="ro2" table:number-rows-repeated="3"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7" office:value-type="string" calcext:value-type="string">
            <text:p>Part of Day</text:p>
          </table:table-cell>
          <table:table-cell table:style-name="ce7" office:value-type="string" calcext:value-type="string">
            <text:p>Average Ride Length</text:p>
          </table:table-cell>
          <table:table-cell table:style-name="Default"/>
          <table:table-cell table:style-name="ce7" office:value-type="string" calcext:value-type="string">
            <text:p>Part of Day</text:p>
          </table:table-cell>
          <table:table-cell table:style-name="ce7" office:value-type="string" calcext:value-type="string">
            <text:p>Total Rides</text:p>
          </table:table-cell>
          <table:table-cell/>
        </table:table-row>
        <table:table-row table:style-name="ro2">
          <table:table-cell table:style-name="ce6" office:value-type="string" calcext:value-type="string">
            <text:p>Morning</text:p>
          </table:table-cell>
          <table:table-cell table:style-name="ce13" office:value-type="float" office:value="17.19031" calcext:value-type="float">
            <text:p>17.19</text:p>
          </table:table-cell>
          <table:table-cell table:style-name="Default"/>
          <table:table-cell table:style-name="ce6" office:value-type="string" calcext:value-type="string">
            <text:p>Morning</text:p>
          </table:table-cell>
          <table:table-cell table:style-name="ce8" office:value-type="float" office:value="1394438" calcext:value-type="float">
            <text:p>1,394,438</text:p>
          </table:table-cell>
          <table:table-cell/>
        </table:table-row>
        <table:table-row table:style-name="ro2">
          <table:table-cell table:style-name="ce6" office:value-type="string" calcext:value-type="string">
            <text:p>Afternoon</text:p>
          </table:table-cell>
          <table:table-cell table:style-name="ce13" office:value-type="float" office:value="20.72648" calcext:value-type="float">
            <text:p>20.73</text:p>
          </table:table-cell>
          <table:table-cell table:style-name="Default"/>
          <table:table-cell table:style-name="ce6" office:value-type="string" calcext:value-type="string">
            <text:p>Afternoon</text:p>
          </table:table-cell>
          <table:table-cell table:style-name="ce8" office:value-type="float" office:value="2414013" calcext:value-type="float">
            <text:p>2,414,013</text:p>
          </table:table-cell>
          <table:table-cell/>
        </table:table-row>
        <table:table-row table:style-name="ro2">
          <table:table-cell table:style-name="ce6" office:value-type="string" calcext:value-type="string">
            <text:p>Evening</text:p>
          </table:table-cell>
          <table:table-cell table:style-name="ce13" office:value-type="float" office:value="20.07615" calcext:value-type="float">
            <text:p>20.08</text:p>
          </table:table-cell>
          <table:table-cell table:style-name="Default"/>
          <table:table-cell table:style-name="ce6" office:value-type="string" calcext:value-type="string">
            <text:p>Evening</text:p>
          </table:table-cell>
          <table:table-cell table:style-name="ce8" office:value-type="float" office:value="1406233" calcext:value-type="float">
            <text:p>1,406,233</text:p>
          </table:table-cell>
          <table:table-cell/>
        </table:table-row>
        <table:table-row table:style-name="ro2">
          <table:table-cell table:style-name="ce6" office:value-type="string" calcext:value-type="string">
            <text:p>Night</text:p>
          </table:table-cell>
          <table:table-cell table:style-name="ce13" office:value-type="float" office:value="23.1477" calcext:value-type="float">
            <text:p>23.15</text:p>
          </table:table-cell>
          <table:table-cell table:style-name="Default"/>
          <table:table-cell table:style-name="ce6" office:value-type="string" calcext:value-type="string">
            <text:p>Night</text:p>
          </table:table-cell>
          <table:table-cell table:style-name="ce8" office:value-type="float" office:value="189635" calcext:value-type="float">
            <text:p>189,635</text:p>
          </table:table-cell>
          <table:table-cell/>
        </table:table-row>
        <table:table-row table:style-name="ro2" table:number-rows-repeated="2"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7" office:value-type="string" calcext:value-type="string">
            <text:p>Morning Riders</text:p>
          </table:table-cell>
          <table:table-cell table:style-name="ce7" office:value-type="string" calcext:value-type="string">
            <text:p>Average Ride Length</text:p>
          </table:table-cell>
          <table:table-cell table:style-name="Default"/>
          <table:table-cell table:style-name="ce29" table:number-columns-repeated="2"/>
          <table:table-cell/>
        </table:table-row>
        <table:table-row table:style-name="ro2">
          <table:table-cell table:style-name="ce6" office:value-type="string" calcext:value-type="string">
            <text:p>Casual Rider</text:p>
          </table:table-cell>
          <table:table-cell table:style-name="ce13" office:value-type="float" office:value="28.78214" calcext:value-type="float">
            <text:p>28.78</text:p>
          </table:table-cell>
          <table:table-cell table:style-name="Default"/>
          <table:table-cell table:style-name="ce30"/>
          <table:table-cell table:number-columns-repeated="2"/>
        </table:table-row>
        <table:table-row table:style-name="ro2">
          <table:table-cell table:style-name="ce6" office:value-type="string" calcext:value-type="string">
            <text:p>Member Rider</text:p>
          </table:table-cell>
          <table:table-cell table:style-name="ce13" office:value-type="float" office:value="12.42068" calcext:value-type="float">
            <text:p>12.42</text:p>
          </table:table-cell>
          <table:table-cell table:style-name="Default"/>
          <table:table-cell table:style-name="ce30"/>
          <table:table-cell table:number-columns-repeated="2"/>
        </table:table-row>
        <table:table-row table:style-name="ro2"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7" office:value-type="string" calcext:value-type="string">
            <text:p>Afternoon Riders</text:p>
          </table:table-cell>
          <table:table-cell table:style-name="ce7" office:value-type="string" calcext:value-type="string">
            <text:p>Average Ride Length</text:p>
          </table:table-cell>
          <table:table-cell table:style-name="Default"/>
          <table:table-cell table:style-name="ce29" table:number-columns-repeated="2"/>
          <table:table-cell/>
        </table:table-row>
        <table:table-row table:style-name="ro2">
          <table:table-cell table:style-name="ce6" office:value-type="string" calcext:value-type="string">
            <text:p>Casual Rider</text:p>
          </table:table-cell>
          <table:table-cell table:style-name="ce13" office:value-type="float" office:value="31.9871" calcext:value-type="float">
            <text:p>31.99</text:p>
          </table:table-cell>
          <table:table-cell table:style-name="Default"/>
          <table:table-cell table:style-name="ce30"/>
          <table:table-cell table:number-columns-repeated="2"/>
        </table:table-row>
        <table:table-row table:style-name="ro2">
          <table:table-cell table:style-name="ce6" office:value-type="string" calcext:value-type="string">
            <text:p>Member Rider</text:p>
          </table:table-cell>
          <table:table-cell table:style-name="ce13" office:value-type="float" office:value="13.71665" calcext:value-type="float">
            <text:p>13.72</text:p>
          </table:table-cell>
          <table:table-cell table:style-name="Default"/>
          <table:table-cell table:style-name="ce30"/>
          <table:table-cell table:number-columns-repeated="2"/>
        </table:table-row>
        <table:table-row table:style-name="ro2"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7" office:value-type="string" calcext:value-type="string">
            <text:p>Evening Riders</text:p>
          </table:table-cell>
          <table:table-cell table:style-name="ce7" office:value-type="string" calcext:value-type="string">
            <text:p>Average Ride Length</text:p>
          </table:table-cell>
          <table:table-cell table:style-name="Default"/>
          <table:table-cell table:style-name="ce29" table:number-columns-repeated="2"/>
          <table:table-cell/>
        </table:table-row>
        <table:table-row table:style-name="ro2">
          <table:table-cell table:style-name="ce6" office:value-type="string" calcext:value-type="string">
            <text:p>Casual Rider</text:p>
          </table:table-cell>
          <table:table-cell table:style-name="ce13" office:value-type="float" office:value="30.24715" calcext:value-type="float">
            <text:p>30.25</text:p>
          </table:table-cell>
          <table:table-cell table:style-name="Default"/>
          <table:table-cell table:style-name="ce30"/>
          <table:table-cell table:number-columns-repeated="2"/>
        </table:table-row>
        <table:table-row table:style-name="ro2">
          <table:table-cell table:style-name="ce6" office:value-type="string" calcext:value-type="string">
            <text:p>Member Rider</text:p>
          </table:table-cell>
          <table:table-cell table:style-name="ce13" office:value-type="float" office:value="13.65298" calcext:value-type="float">
            <text:p>13.65</text:p>
          </table:table-cell>
          <table:table-cell table:style-name="Default"/>
          <table:table-cell table:style-name="ce30"/>
          <table:table-cell table:number-columns-repeated="2"/>
        </table:table-row>
        <table:table-row table:style-name="ro2"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7" office:value-type="string" calcext:value-type="string">
            <text:p>Night Riders</text:p>
          </table:table-cell>
          <table:table-cell table:style-name="ce7" office:value-type="string" calcext:value-type="string">
            <text:p>Average Ride Length</text:p>
          </table:table-cell>
          <table:table-cell table:style-name="Default"/>
          <table:table-cell table:style-name="ce29" table:number-columns-repeated="2"/>
          <table:table-cell/>
        </table:table-row>
        <table:table-row table:style-name="ro2">
          <table:table-cell table:style-name="ce6" office:value-type="string" calcext:value-type="string">
            <text:p>Casual Rider</text:p>
          </table:table-cell>
          <table:table-cell table:style-name="ce13" office:value-type="float" office:value="34.79455" calcext:value-type="float">
            <text:p>34.79</text:p>
          </table:table-cell>
          <table:table-cell table:style-name="Default"/>
          <table:table-cell table:style-name="ce30"/>
          <table:table-cell table:number-columns-repeated="2"/>
        </table:table-row>
        <table:table-row table:style-name="ro2">
          <table:table-cell table:style-name="ce6" office:value-type="string" calcext:value-type="string">
            <text:p>Member Rider</text:p>
          </table:table-cell>
          <table:table-cell table:style-name="ce13" office:value-type="float" office:value="13.27467" calcext:value-type="float">
            <text:p>13.27</text:p>
          </table:table-cell>
          <table:table-cell table:style-name="Default"/>
          <table:table-cell table:style-name="ce30"/>
          <table:table-cell table:number-columns-repeated="2"/>
        </table:table-row>
        <table:table-row table:style-name="ro2"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6"/>
          <table:table-cell table:style-name="ce7" office:value-type="string" calcext:value-type="string">
            <text:p>Morning</text:p>
          </table:table-cell>
          <table:table-cell table:style-name="ce7" office:value-type="string" calcext:value-type="string">
            <text:p>Afternoon</text:p>
          </table:table-cell>
          <table:table-cell table:style-name="ce7" office:value-type="string" calcext:value-type="string">
            <text:p>Evening</text:p>
          </table:table-cell>
          <table:table-cell table:style-name="ce7" office:value-type="string" calcext:value-type="string">
            <text:p>Night</text:p>
          </table:table-cell>
          <table:table-cell/>
        </table:table-row>
        <table:table-row table:style-name="ro2">
          <table:table-cell table:style-name="ce7" office:value-type="string" calcext:value-type="string">
            <text:p>Casual Riders</text:p>
          </table:table-cell>
          <table:table-cell office:value-type="float" office:value="406501" calcext:value-type="float">
            <text:p>406,501</text:p>
          </table:table-cell>
          <table:table-cell office:value-type="float" office:value="926185" calcext:value-type="float">
            <text:p>926,185</text:p>
          </table:table-cell>
          <table:table-cell table:style-name="ce8" office:value-type="float" office:value="544316" calcext:value-type="float">
            <text:p>544,316</text:p>
          </table:table-cell>
          <table:table-cell table:style-name="ce8" office:value-type="float" office:value="87002" calcext:value-type="float">
            <text:p>87,002</text:p>
          </table:table-cell>
          <table:table-cell/>
        </table:table-row>
        <table:table-row table:style-name="ro2">
          <table:table-cell table:style-name="ce7" office:value-type="string" calcext:value-type="string">
            <text:p>Member Riders</text:p>
          </table:table-cell>
          <table:table-cell office:value-type="float" office:value="987937" calcext:value-type="float">
            <text:p>987,937</text:p>
          </table:table-cell>
          <table:table-cell office:value-type="float" office:value="1487828" calcext:value-type="float">
            <text:p>1,487,828</text:p>
          </table:table-cell>
          <table:table-cell table:style-name="ce8" office:value-type="float" office:value="861917" calcext:value-type="float">
            <text:p>861,917</text:p>
          </table:table-cell>
          <table:table-cell table:style-name="ce8" office:value-type="float" office:value="102633" calcext:value-type="float">
            <text:p>102,633</text:p>
          </table:table-cell>
          <table:table-cell/>
        </table:table-row>
      </table:table>
      <table:table table:name="Day of the Week" table:style-name="ta1">
        <table:shapes>
          <draw:frame draw:z-index="0" draw:style-name="gr2" draw:text-style-name="P1" svg:width="6.3012in" svg:height="3.5417in" svg:x="7.2862in" svg:y="0.0917in">
            <draw:object draw:notify-on-update-of-ranges="'Day of the Week'.A2:'Day of the Week'.A8 'Day of the Week'.B1:'Day of the Week'.B1 'Day of the Week'.B2:'Day of the Week'.B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6.2941in" svg:height="3.5413in" svg:x="7.2909in" svg:y="3.7563in">
            <draw:object draw:notify-on-update-of-ranges="'Day of the Week'.A11:'Day of the Week'.A17 'Day of the Week'.B10:'Day of the Week'.B10 'Day of the Week'.B11:'Day of the Week'.B17 'Day of the Week'.C10:'Day of the Week'.C10 'Day of the Week'.C11:'Day of the Week'.C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2" draw:text-style-name="P1" svg:width="6.3024in" svg:height="3.548in" svg:x="13.8421in" svg:y="0.274in">
            <draw:object draw:notify-on-update-of-ranges="'Day of the Week'.A21:'Day of the Week'.A27 'Day of the Week'.B20:'Day of the Week'.B20 'Day of the Week'.B21:'Day of the Week'.B27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3" draw:style-name="gr2" draw:text-style-name="P1" svg:width="6.3028in" svg:height="3.5484in" svg:x="13.8713in" svg:y="3.926in">
            <draw:object draw:notify-on-update-of-ranges="'Day of the Week'.A31:'Day of the Week'.A37 'Day of the Week'.B30:'Day of the Week'.B30 'Day of the Week'.B31:'Day of the Week'.B37 'Day of the Week'.C30:'Day of the Week'.C30 'Day of the Week'.C31:'Day of the Week'.C37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7" table:default-cell-style-name="ce6"/>
        <table:table-column table:style-name="co18" table:default-cell-style-name="ce13"/>
        <table:table-column table:style-name="co19" table:default-cell-style-name="Default"/>
        <table:table-column table:style-name="co7" table:default-cell-style-name="Default"/>
        <table:table-row table:style-name="ro2">
          <table:table-cell table:style-name="ce7" office:value-type="string" calcext:value-type="string">
            <text:p>Day of the Week</text:p>
          </table:table-cell>
          <table:table-cell table:style-name="ce7" office:value-type="string" calcext:value-type="string">
            <text:p>Total Rid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day</text:p>
          </table:table-cell>
          <table:table-cell table:style-name="ce8" office:value-type="float" office:value="720391" calcext:value-type="float">
            <text:p>720,3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esday</text:p>
          </table:table-cell>
          <table:table-cell table:style-name="ce8" office:value-type="float" office:value="773983" calcext:value-type="float">
            <text:p>773,9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dnesday</text:p>
          </table:table-cell>
          <table:table-cell table:style-name="ce8" office:value-type="float" office:value="805596" calcext:value-type="float">
            <text:p>805,5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ursday</text:p>
          </table:table-cell>
          <table:table-cell table:style-name="ce8" office:value-type="float" office:value="781364" calcext:value-type="float">
            <text:p>781,3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day</text:p>
          </table:table-cell>
          <table:table-cell table:style-name="ce8" office:value-type="float" office:value="762703" calcext:value-type="float">
            <text:p>762,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turday</text:p>
          </table:table-cell>
          <table:table-cell table:style-name="ce8" office:value-type="float" office:value="842104" calcext:value-type="float">
            <text:p>842,1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day</text:p>
          </table:table-cell>
          <table:table-cell table:style-name="ce8" office:value-type="float" office:value="718178" calcext:value-type="float">
            <text:p>718,178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7" office:value-type="string" calcext:value-type="string">
            <text:p>Day of the Week</text:p>
          </table:table-cell>
          <table:table-cell table:style-name="ce7" office:value-type="string" calcext:value-type="string">
            <text:p>Casual Riders</text:p>
          </table:table-cell>
          <table:table-cell table:style-name="ce7" office:value-type="string" calcext:value-type="string">
            <text:p>Member Riders</text:p>
          </table:table-cell>
          <table:table-cell/>
        </table:table-row>
        <table:table-row table:style-name="ro2">
          <table:table-cell office:value-type="string" calcext:value-type="string">
            <text:p>Monday</text:p>
          </table:table-cell>
          <table:table-cell table:style-name="ce8" office:value-type="float" office:value="229464" calcext:value-type="float">
            <text:p>229,464</text:p>
          </table:table-cell>
          <table:table-cell table:style-name="ce8" office:value-type="float" office:value="490927" calcext:value-type="float">
            <text:p>490,927</text:p>
          </table:table-cell>
          <table:table-cell/>
        </table:table-row>
        <table:table-row table:style-name="ro2">
          <table:table-cell office:value-type="string" calcext:value-type="string">
            <text:p>Tuesday</text:p>
          </table:table-cell>
          <table:table-cell table:style-name="ce8" office:value-type="float" office:value="228636" calcext:value-type="float">
            <text:p>228,636</text:p>
          </table:table-cell>
          <table:table-cell table:style-name="ce27" office:value-type="float" office:value="545347" calcext:value-type="float">
            <text:p>545,347</text:p>
          </table:table-cell>
          <table:table-cell table:style-name="ce18" table:formula="of:=[.C12]/[.C18]" office:value-type="percentage" office:value="0.158516589323943" calcext:value-type="percentage">
            <text:p>15.85%</text:p>
          </table:table-cell>
        </table:table-row>
        <table:table-row table:style-name="ro2">
          <table:table-cell office:value-type="string" calcext:value-type="string">
            <text:p>Wednesday</text:p>
          </table:table-cell>
          <table:table-cell table:style-name="ce8" office:value-type="float" office:value="241806" calcext:value-type="float">
            <text:p>241,806</text:p>
          </table:table-cell>
          <table:table-cell table:style-name="ce27" office:value-type="float" office:value="563790" calcext:value-type="float">
            <text:p>563,790</text:p>
          </table:table-cell>
          <table:table-cell table:style-name="ce18" table:formula="of:=[.C13]/[.C18]" office:value-type="percentage" office:value="0.163877435641794" calcext:value-type="percentage">
            <text:p>16.39%</text:p>
          </table:table-cell>
        </table:table-row>
        <table:table-row table:style-name="ro2">
          <table:table-cell office:value-type="string" calcext:value-type="string">
            <text:p>Thursday</text:p>
          </table:table-cell>
          <table:table-cell table:style-name="ce8" office:value-type="float" office:value="242273" calcext:value-type="float">
            <text:p>242,273</text:p>
          </table:table-cell>
          <table:table-cell table:style-name="ce27" office:value-type="float" office:value="539091" calcext:value-type="float">
            <text:p>539,091</text:p>
          </table:table-cell>
          <table:table-cell table:style-name="ce18" table:formula="of:=[.C14]/[.C18]" office:value-type="percentage" office:value="0.156698151186737" calcext:value-type="percentage">
            <text:p>15.67%</text:p>
          </table:table-cell>
        </table:table-row>
        <table:table-row table:style-name="ro2">
          <table:table-cell office:value-type="string" calcext:value-type="string">
            <text:p>Friday</text:p>
          </table:table-cell>
          <table:table-cell table:style-name="ce27" office:value-type="float" office:value="283631" calcext:value-type="float">
            <text:p>283,631</text:p>
          </table:table-cell>
          <table:table-cell table:style-name="ce8" office:value-type="float" office:value="479072" calcext:value-type="float">
            <text:p>479,072</text:p>
          </table:table-cell>
          <table:table-cell/>
        </table:table-row>
        <table:table-row table:style-name="ro2">
          <table:table-cell office:value-type="string" calcext:value-type="string">
            <text:p>Saturday</text:p>
          </table:table-cell>
          <table:table-cell table:style-name="ce27" office:value-type="float" office:value="403859" calcext:value-type="float">
            <text:p>403,859</text:p>
          </table:table-cell>
          <table:table-cell table:style-name="ce8" office:value-type="float" office:value="438245" calcext:value-type="float">
            <text:p>438,245</text:p>
          </table:table-cell>
          <table:table-cell/>
        </table:table-row>
        <table:table-row table:style-name="ro2">
          <table:table-cell office:value-type="string" calcext:value-type="string">
            <text:p>Sunday</text:p>
          </table:table-cell>
          <table:table-cell table:style-name="ce27" office:value-type="float" office:value="334335" calcext:value-type="float">
            <text:p>334,335</text:p>
          </table:table-cell>
          <table:table-cell table:style-name="ce8" office:value-type="float" office:value="383843" calcext:value-type="float">
            <text:p>383,843</text:p>
          </table:table-cell>
          <table:table-cell/>
        </table:table-row>
        <table:table-row table:style-name="ro2">
          <table:table-cell table:style-name="Default"/>
          <table:table-cell table:style-name="ce2" table:formula="of:=SUM([.B11:.B17])" office:value-type="float" office:value="1964004" calcext:value-type="float">
            <text:p>1,964,004</text:p>
          </table:table-cell>
          <table:table-cell table:style-name="ce2" table:formula="of:=SUM([.C11:.C17])" office:value-type="float" office:value="3440315" calcext:value-type="float">
            <text:p>3,440,315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7" office:value-type="string" calcext:value-type="string">
            <text:p>Day of the Week</text:p>
          </table:table-cell>
          <table:table-cell table:style-name="ce7" office:value-type="string" calcext:value-type="string">
            <text:p>Average Ride Leng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day</text:p>
          </table:table-cell>
          <table:table-cell office:value-type="float" office:value="18.22286" calcext:value-type="float">
            <text:p>18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esday</text:p>
          </table:table-cell>
          <table:table-cell office:value-type="float" office:value="17.10455" calcext:value-type="float">
            <text:p>17.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dnesday</text:p>
          </table:table-cell>
          <table:table-cell office:value-type="float" office:value="17.04298" calcext:value-type="float">
            <text:p>17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ursday</text:p>
          </table:table-cell>
          <table:table-cell office:value-type="float" office:value="17.30152" calcext:value-type="float">
            <text:p>17.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day</text:p>
          </table:table-cell>
          <table:table-cell office:value-type="float" office:value="19.53013" calcext:value-type="float">
            <text:p>19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turday</text:p>
          </table:table-cell>
          <table:table-cell office:value-type="float" office:value="24.15191" calcext:value-type="float">
            <text:p>24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day</text:p>
          </table:table-cell>
          <table:table-cell office:value-type="float" office:value="24.75334" calcext:value-type="float">
            <text:p>24.75</text:p>
          </table:table-cell>
          <table:table-cell table:number-columns-repeated="2"/>
        </table:table-row>
        <table:table-row table:style-name="ro2" table:number-rows-repeated="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7" office:value-type="string" calcext:value-type="string">
            <text:p>Day of the Week</text:p>
          </table:table-cell>
          <table:table-cell table:style-name="ce7" office:value-type="string" calcext:value-type="string">
            <text:p>Casual Riders</text:p>
          </table:table-cell>
          <table:table-cell table:style-name="ce7" office:value-type="string" calcext:value-type="string">
            <text:p>Member Riders</text:p>
          </table:table-cell>
          <table:table-cell/>
        </table:table-row>
        <table:table-row table:style-name="ro2">
          <table:table-cell office:value-type="string" calcext:value-type="string">
            <text:p>Monday</text:p>
          </table:table-cell>
          <table:table-cell office:value-type="float" office:value="30.00972" calcext:value-type="float">
            <text:p>30.01</text:p>
          </table:table-cell>
          <table:table-cell table:style-name="ce13" office:value-type="float" office:value="12.71357" calcext:value-type="float">
            <text:p>12.71</text:p>
          </table:table-cell>
          <table:table-cell/>
        </table:table-row>
        <table:table-row table:style-name="ro2">
          <table:table-cell office:value-type="string" calcext:value-type="string">
            <text:p>Tuesday</text:p>
          </table:table-cell>
          <table:table-cell office:value-type="float" office:value="27.41493" calcext:value-type="float">
            <text:p>27.41</text:p>
          </table:table-cell>
          <table:table-cell table:style-name="ce13" office:value-type="float" office:value="12.78193" calcext:value-type="float">
            <text:p>12.78</text:p>
          </table:table-cell>
          <table:table-cell/>
        </table:table-row>
        <table:table-row table:style-name="ro2">
          <table:table-cell office:value-type="string" calcext:value-type="string">
            <text:p>Wednesday</text:p>
          </table:table-cell>
          <table:table-cell office:value-type="float" office:value="26.79488" calcext:value-type="float">
            <text:p>26.79</text:p>
          </table:table-cell>
          <table:table-cell table:style-name="ce13" office:value-type="float" office:value="12.86044" calcext:value-type="float">
            <text:p>12.86</text:p>
          </table:table-cell>
          <table:table-cell/>
        </table:table-row>
        <table:table-row table:style-name="ro2">
          <table:table-cell office:value-type="string" calcext:value-type="string">
            <text:p>Thursday</text:p>
          </table:table-cell>
          <table:table-cell office:value-type="float" office:value="27.52829" calcext:value-type="float">
            <text:p>27.53</text:p>
          </table:table-cell>
          <table:table-cell table:style-name="ce13" office:value-type="float" office:value="12.7055" calcext:value-type="float">
            <text:p>12.71</text:p>
          </table:table-cell>
          <table:table-cell/>
        </table:table-row>
        <table:table-row table:style-name="ro2">
          <table:table-cell office:value-type="string" calcext:value-type="string">
            <text:p>Friday</text:p>
          </table:table-cell>
          <table:table-cell office:value-type="float" office:value="30.43515" calcext:value-type="float">
            <text:p>30.44</text:p>
          </table:table-cell>
          <table:table-cell table:style-name="ce13" office:value-type="float" office:value="13.07389" calcext:value-type="float">
            <text:p>13.07</text:p>
          </table:table-cell>
          <table:table-cell/>
        </table:table-row>
        <table:table-row table:style-name="ro2">
          <table:table-cell office:value-type="string" calcext:value-type="string">
            <text:p>Saturday</text:p>
          </table:table-cell>
          <table:table-cell office:value-type="float" office:value="34.34136" calcext:value-type="float">
            <text:p>34.34</text:p>
          </table:table-cell>
          <table:table-cell table:style-name="ce13" office:value-type="float" office:value="14.76196" calcext:value-type="float">
            <text:p>14.76</text:p>
          </table:table-cell>
          <table:table-cell/>
        </table:table-row>
        <table:table-row table:style-name="ro2">
          <table:table-cell office:value-type="string" calcext:value-type="string">
            <text:p>Sunday</text:p>
          </table:table-cell>
          <table:table-cell office:value-type="float" office:value="35.93105" calcext:value-type="float">
            <text:p>35.93</text:p>
          </table:table-cell>
          <table:table-cell table:style-name="ce13" office:value-type="float" office:value="15.01732" calcext:value-type="float">
            <text:p>15.02</text:p>
          </table:table-cell>
          <table:table-cell/>
        </table:table-row>
        <table:table-row table:style-name="ro2">
          <table:table-cell table:style-name="Default"/>
          <table:table-cell table:style-name="ce34" table:formula="of:=AVERAGE([.B31:.B37])" office:value-type="float" office:value="30.3507685714286" calcext:value-type="float">
            <text:p>30.35</text:p>
          </table:table-cell>
          <table:table-cell table:style-name="ce34" table:formula="of:=AVERAGE([.C31:.C37])" office:value-type="float" office:value="13.4163728571429" calcext:value-type="float">
            <text:p>13.42</text:p>
          </table:table-cell>
          <table:table-cell/>
        </table:table-row>
      </table:table>
      <table:table table:name="Day of the Month" table:style-name="ta1">
        <table:shapes>
          <draw:frame draw:z-index="0" draw:style-name="gr2" draw:text-style-name="P1" svg:width="6.2969in" svg:height="3.5484in" svg:x="7.2272in" svg:y="4.4756in">
            <draw:object draw:notify-on-update-of-ranges="'Day of the Month'.D2:'Day of the Month'.D32 'Day of the Month'.E1:'Day of the Month'.E1 'Day of the Month'.E2:'Day of the Month'.E32 'Day of the Month'.F1:'Day of the Month'.F1 'Day of the Month'.F2:'Day of the Month'.F32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style-name="gr2" draw:text-style-name="P1" svg:width="6.298in" svg:height="3.5437in" svg:x="7.2087in" svg:y="0.5925in">
            <draw:object draw:notify-on-update-of-ranges="'Day of the Month'.A2:'Day of the Month'.A32 'Day of the Month'.B1:'Day of the Month'.B1 'Day of the Month'.B2:'Day of the Month'.B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20" table:default-cell-style-name="ce2"/>
        <table:table-column table:style-name="co7" table:number-columns-repeated="2" table:default-cell-style-name="Default"/>
        <table:table-column table:style-name="co21" table:default-cell-style-name="ce2"/>
        <table:table-column table:style-name="co3" table:default-cell-style-name="ce2"/>
        <table:table-row table:style-name="ro2">
          <table:table-cell table:style-name="ce14" office:value-type="string" calcext:value-type="string">
            <text:p>Day #</text:p>
          </table:table-cell>
          <table:table-cell table:style-name="ce14" office:value-type="string" calcext:value-type="string">
            <text:p>Total Rides</text:p>
          </table:table-cell>
          <table:table-cell/>
          <table:table-cell table:style-name="ce14" office:value-type="string" calcext:value-type="string">
            <text:p>Day #</text:p>
          </table:table-cell>
          <table:table-cell table:style-name="ce14" office:value-type="string" calcext:value-type="string">
            <text:p>Casual Rides</text:p>
          </table:table-cell>
          <table:table-cell table:style-name="ce14" office:value-type="string" calcext:value-type="string">
            <text:p>Member Rid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1184" calcext:value-type="float">
            <text:p>161,1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8225" calcext:value-type="float">
            <text:p>58,225</text:p>
          </table:table-cell>
          <table:table-cell office:value-type="float" office:value="102959" calcext:value-type="float">
            <text:p>102,95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1844" calcext:value-type="float">
            <text:p>171,8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3149" calcext:value-type="float">
            <text:p>63,149</text:p>
          </table:table-cell>
          <table:table-cell office:value-type="float" office:value="108695" calcext:value-type="float">
            <text:p>108,69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8033" calcext:value-type="float">
            <text:p>188,0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178" calcext:value-type="float">
            <text:p>73,178</text:p>
          </table:table-cell>
          <table:table-cell office:value-type="float" office:value="114855" calcext:value-type="float">
            <text:p>114,85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96721" calcext:value-type="float">
            <text:p>196,7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1480" calcext:value-type="float">
            <text:p>81,480</text:p>
          </table:table-cell>
          <table:table-cell office:value-type="float" office:value="115241" calcext:value-type="float">
            <text:p>115,24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6284" calcext:value-type="float">
            <text:p>166,2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9228" calcext:value-type="float">
            <text:p>59,228</text:p>
          </table:table-cell>
          <table:table-cell office:value-type="float" office:value="107056" calcext:value-type="float">
            <text:p>107,05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0465" calcext:value-type="float">
            <text:p>180,4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4197" calcext:value-type="float">
            <text:p>64,197</text:p>
          </table:table-cell>
          <table:table-cell office:value-type="float" office:value="116268" calcext:value-type="float">
            <text:p>116,26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3022" calcext:value-type="float">
            <text:p>173,0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9379" calcext:value-type="float">
            <text:p>59,379</text:p>
          </table:table-cell>
          <table:table-cell office:value-type="float" office:value="113643" calcext:value-type="float">
            <text:p>113,64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80852" calcext:value-type="float">
            <text:p>180,85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4287" calcext:value-type="float">
            <text:p>64,287</text:p>
          </table:table-cell>
          <table:table-cell office:value-type="float" office:value="116565" calcext:value-type="float">
            <text:p>116,56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2212" calcext:value-type="float">
            <text:p>182,2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8982" calcext:value-type="float">
            <text:p>68,982</text:p>
          </table:table-cell>
          <table:table-cell office:value-type="float" office:value="113230" calcext:value-type="float">
            <text:p>113,23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6827" calcext:value-type="float">
            <text:p>176,8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9788" calcext:value-type="float">
            <text:p>59,788</text:p>
          </table:table-cell>
          <table:table-cell office:value-type="float" office:value="117039" calcext:value-type="float">
            <text:p>117,03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9342" calcext:value-type="float">
            <text:p>169,3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5694" calcext:value-type="float">
            <text:p>55,694</text:p>
          </table:table-cell>
          <table:table-cell office:value-type="float" office:value="113648" calcext:value-type="float">
            <text:p>113,64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82870" calcext:value-type="float">
            <text:p>182,87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6680" calcext:value-type="float">
            <text:p>66,680</text:p>
          </table:table-cell>
          <table:table-cell office:value-type="float" office:value="116190" calcext:value-type="float">
            <text:p>116,19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84292" calcext:value-type="float">
            <text:p>184,29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7131" calcext:value-type="float">
            <text:p>67,131</text:p>
          </table:table-cell>
          <table:table-cell office:value-type="float" office:value="117161" calcext:value-type="float">
            <text:p>117,16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63869" calcext:value-type="float">
            <text:p>163,86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8552" calcext:value-type="float">
            <text:p>58,552</text:p>
          </table:table-cell>
          <table:table-cell office:value-type="float" office:value="105317" calcext:value-type="float">
            <text:p>105,31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91714" calcext:value-type="float">
            <text:p>191,7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1660" calcext:value-type="float">
            <text:p>71,660</text:p>
          </table:table-cell>
          <table:table-cell office:value-type="float" office:value="120054" calcext:value-type="float">
            <text:p>120,05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81236" calcext:value-type="float">
            <text:p>181,2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8852" calcext:value-type="float">
            <text:p>68,852</text:p>
          </table:table-cell>
          <table:table-cell office:value-type="float" office:value="112384" calcext:value-type="float">
            <text:p>112,38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64882" calcext:value-type="float">
            <text:p>164,88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5366" calcext:value-type="float">
            <text:p>55,366</text:p>
          </table:table-cell>
          <table:table-cell office:value-type="float" office:value="109516" calcext:value-type="float">
            <text:p>109,51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85620" calcext:value-type="float">
            <text:p>185,6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5021" calcext:value-type="float">
            <text:p>65,021</text:p>
          </table:table-cell>
          <table:table-cell office:value-type="float" office:value="120599" calcext:value-type="float">
            <text:p>120,59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84129" calcext:value-type="float">
            <text:p>184,12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9626" calcext:value-type="float">
            <text:p>69,626</text:p>
          </table:table-cell>
          <table:table-cell office:value-type="float" office:value="114503" calcext:value-type="float">
            <text:p>114,50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83999" calcext:value-type="float">
            <text:p>183,9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7761" calcext:value-type="float">
            <text:p>67,761</text:p>
          </table:table-cell>
          <table:table-cell office:value-type="float" office:value="116238" calcext:value-type="float">
            <text:p>116,23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85106" calcext:value-type="float">
            <text:p>185,10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8709" calcext:value-type="float">
            <text:p>68,709</text:p>
          </table:table-cell>
          <table:table-cell office:value-type="float" office:value="116397" calcext:value-type="float">
            <text:p>116,39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79883" calcext:value-type="float">
            <text:p>179,88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7293" calcext:value-type="float">
            <text:p>67,293</text:p>
          </table:table-cell>
          <table:table-cell office:value-type="float" office:value="112590" calcext:value-type="float">
            <text:p>112,59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74876" calcext:value-type="float">
            <text:p>174,87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7223" calcext:value-type="float">
            <text:p>67,223</text:p>
          </table:table-cell>
          <table:table-cell office:value-type="float" office:value="107653" calcext:value-type="float">
            <text:p>107,65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61094" calcext:value-type="float">
            <text:p>161,09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5388" calcext:value-type="float">
            <text:p>55,388</text:p>
          </table:table-cell>
          <table:table-cell office:value-type="float" office:value="105706" calcext:value-type="float">
            <text:p>105,70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71272" calcext:value-type="float">
            <text:p>171,27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0140" calcext:value-type="float">
            <text:p>60,140</text:p>
          </table:table-cell>
          <table:table-cell office:value-type="float" office:value="111132" calcext:value-type="float">
            <text:p>111,13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59113" calcext:value-type="float">
            <text:p>159,11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5202" calcext:value-type="float">
            <text:p>55,202</text:p>
          </table:table-cell>
          <table:table-cell office:value-type="float" office:value="103911" calcext:value-type="float">
            <text:p>103,91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87189" calcext:value-type="float">
            <text:p>187,18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2439" calcext:value-type="float">
            <text:p>72,439</text:p>
          </table:table-cell>
          <table:table-cell office:value-type="float" office:value="114750" calcext:value-type="float">
            <text:p>114,75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50167" calcext:value-type="float">
            <text:p>150,16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0459" calcext:value-type="float">
            <text:p>50,459</text:p>
          </table:table-cell>
          <table:table-cell office:value-type="float" office:value="99708" calcext:value-type="float">
            <text:p>99,70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75806" calcext:value-type="float">
            <text:p>175,80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3492" calcext:value-type="float">
            <text:p>63,492</text:p>
          </table:table-cell>
          <table:table-cell office:value-type="float" office:value="112314" calcext:value-type="float">
            <text:p>112,31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84202" calcext:value-type="float">
            <text:p>184,20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8867" calcext:value-type="float">
            <text:p>68,867</text:p>
          </table:table-cell>
          <table:table-cell office:value-type="float" office:value="115335" calcext:value-type="float">
            <text:p>115,33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06214" calcext:value-type="float">
            <text:p>106,21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6556" calcext:value-type="float">
            <text:p>36,556</text:p>
          </table:table-cell>
          <table:table-cell office:value-type="float" office:value="69658" calcext:value-type="float">
            <text:p>69,658</text:p>
          </table:table-cell>
        </table:table-row>
      </table:table>
      <table:table table:name="Month of the Year" table:style-name="ta1">
        <table:shapes>
          <draw:frame draw:z-index="0" draw:style-name="gr2" draw:text-style-name="P1" svg:width="6.2961in" svg:height="3.5413in" svg:x="6.4091in" svg:y="0.4622in">
            <draw:object draw:notify-on-update-of-ranges="'Month of the Year'.A2:'Month of the Year'.A13 'Month of the Year'.B1:'Month of the Year'.B1 'Month of the Year'.B2:'Month of the Year'.B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2" draw:text-style-name="P1" svg:width="6.3031in" svg:height="3.5417in" svg:x="6.4122in" svg:y="4.2283in">
            <draw:object draw:notify-on-update-of-ranges="'Month of the Year'.A16:'Month of the Year'.A27 'Month of the Year'.B15:'Month of the Year'.B15 'Month of the Year'.B16:'Month of the Year'.B27 'Month of the Year'.C15:'Month of the Year'.C15 'Month of the Year'.C16:'Month of the Year'.C2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7" table:default-cell-style-name="Default"/>
        <table:table-column table:style-name="co20" table:default-cell-style-name="ce2"/>
        <table:table-column table:style-name="co3" table:default-cell-style-name="Default"/>
        <table:table-row table:style-name="ro2">
          <table:table-cell table:style-name="ce14" office:value-type="string" calcext:value-type="string">
            <text:p>Month</text:p>
          </table:table-cell>
          <table:table-cell table:style-name="ce14" office:value-type="string" calcext:value-type="string">
            <text:p>Total Rides</text:p>
          </table:table-cell>
          <table:table-cell/>
        </table:table-row>
        <table:table-row table:style-name="ro2">
          <table:table-cell office:value-type="string" calcext:value-type="string">
            <text:p>January</text:p>
          </table:table-cell>
          <table:table-cell office:value-type="float" office:value="125680" calcext:value-type="float">
            <text:p>125,680</text:p>
          </table:table-cell>
          <table:table-cell/>
        </table:table-row>
        <table:table-row table:style-name="ro2">
          <table:table-cell office:value-type="string" calcext:value-type="string">
            <text:p>February</text:p>
          </table:table-cell>
          <table:table-cell office:value-type="float" office:value="199726" calcext:value-type="float">
            <text:p>199,726</text:p>
          </table:table-cell>
          <table:table-cell/>
        </table:table-row>
        <table:table-row table:style-name="ro2">
          <table:table-cell office:value-type="string" calcext:value-type="string">
            <text:p>March</text:p>
          </table:table-cell>
          <table:table-cell office:value-type="float" office:value="257370" calcext:value-type="float">
            <text:p>257,370</text:p>
          </table:table-cell>
          <table:table-cell/>
        </table:table-row>
        <table:table-row table:style-name="ro2">
          <table:table-cell office:value-type="string" calcext:value-type="string">
            <text:p>April</text:p>
          </table:table-cell>
          <table:table-cell office:value-type="float" office:value="340132" calcext:value-type="float">
            <text:p>340,132</text:p>
          </table:table-cell>
          <table:table-cell/>
        </table:table-row>
        <table:table-row table:style-name="ro2">
          <table:table-cell office:value-type="string" calcext:value-type="string">
            <text:p>May</text:p>
          </table:table-cell>
          <table:table-cell office:value-type="float" office:value="500532" calcext:value-type="float">
            <text:p>500,532</text:p>
          </table:table-cell>
          <table:table-cell/>
        </table:table-row>
        <table:table-row table:style-name="ro2">
          <table:table-cell office:value-type="string" calcext:value-type="string">
            <text:p>June</text:p>
          </table:table-cell>
          <table:table-cell office:value-type="float" office:value="566711" calcext:value-type="float">
            <text:p>566,711</text:p>
          </table:table-cell>
          <table:table-cell/>
        </table:table-row>
        <table:table-row table:style-name="ro2">
          <table:table-cell office:value-type="string" calcext:value-type="string">
            <text:p>July</text:p>
          </table:table-cell>
          <table:table-cell table:style-name="ce17" office:value-type="float" office:value="1248293" calcext:value-type="float">
            <text:p>1,248,293</text:p>
          </table:table-cell>
          <table:table-cell/>
        </table:table-row>
        <table:table-row table:style-name="ro2">
          <table:table-cell office:value-type="string" calcext:value-type="string">
            <text:p>August</text:p>
          </table:table-cell>
          <table:table-cell office:value-type="float" office:value="652620" calcext:value-type="float">
            <text:p>652,620</text:p>
          </table:table-cell>
          <table:table-cell/>
        </table:table-row>
        <table:table-row table:style-name="ro2">
          <table:table-cell office:value-type="string" calcext:value-type="string">
            <text:p>September</text:p>
          </table:table-cell>
          <table:table-cell office:value-type="float" office:value="564934" calcext:value-type="float">
            <text:p>564,934</text:p>
          </table:table-cell>
          <table:table-cell/>
        </table:table-row>
        <table:table-row table:style-name="ro2">
          <table:table-cell office:value-type="string" calcext:value-type="string">
            <text:p>October</text:p>
          </table:table-cell>
          <table:table-cell office:value-type="float" office:value="452587" calcext:value-type="float">
            <text:p>452,587</text:p>
          </table:table-cell>
          <table:table-cell/>
        </table:table-row>
        <table:table-row table:style-name="ro2">
          <table:table-cell office:value-type="string" calcext:value-type="string">
            <text:p>November</text:p>
          </table:table-cell>
          <table:table-cell office:value-type="float" office:value="307407" calcext:value-type="float">
            <text:p>307,407</text:p>
          </table:table-cell>
          <table:table-cell/>
        </table:table-row>
        <table:table-row table:style-name="ro2">
          <table:table-cell office:value-type="string" calcext:value-type="string">
            <text:p>December</text:p>
          </table:table-cell>
          <table:table-cell office:value-type="float" office:value="188327" calcext:value-type="float">
            <text:p>188,327</text:p>
          </table:table-cell>
          <table:table-cell/>
        </table:table-row>
        <table:table-row table:style-name="ro2">
          <table:table-cell/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Month</text:p>
          </table:table-cell>
          <table:table-cell table:style-name="ce14" office:value-type="string" calcext:value-type="string">
            <text:p>Casual Rides</text:p>
          </table:table-cell>
          <table:table-cell table:style-name="ce14" office:value-type="string" calcext:value-type="string">
            <text:p>Member Rides</text:p>
          </table:table-cell>
        </table:table-row>
        <table:table-row table:style-name="ro2">
          <table:table-cell office:value-type="string" calcext:value-type="string">
            <text:p>January</text:p>
          </table:table-cell>
          <table:table-cell office:value-type="float" office:value="20425" calcext:value-type="float">
            <text:p>20,425</text:p>
          </table:table-cell>
          <table:table-cell table:style-name="ce2" office:value-type="float" office:value="105255" calcext:value-type="float">
            <text:p>105,255</text:p>
          </table:table-cell>
        </table:table-row>
        <table:table-row table:style-name="ro2">
          <table:table-cell office:value-type="string" calcext:value-type="string">
            <text:p>February</text:p>
          </table:table-cell>
          <table:table-cell office:value-type="float" office:value="42040" calcext:value-type="float">
            <text:p>42,040</text:p>
          </table:table-cell>
          <table:table-cell table:style-name="ce2" office:value-type="float" office:value="157686" calcext:value-type="float">
            <text:p>157,686</text:p>
          </table:table-cell>
        </table:table-row>
        <table:table-row table:style-name="ro2">
          <table:table-cell office:value-type="string" calcext:value-type="string">
            <text:p>March</text:p>
          </table:table-cell>
          <table:table-cell office:value-type="float" office:value="70690" calcext:value-type="float">
            <text:p>70,690</text:p>
          </table:table-cell>
          <table:table-cell table:style-name="ce2" office:value-type="float" office:value="186680" calcext:value-type="float">
            <text:p>186,680</text:p>
          </table:table-cell>
        </table:table-row>
        <table:table-row table:style-name="ro2">
          <table:table-cell office:value-type="string" calcext:value-type="string">
            <text:p>April</text:p>
          </table:table-cell>
          <table:table-cell office:value-type="float" office:value="108190" calcext:value-type="float">
            <text:p>108,190</text:p>
          </table:table-cell>
          <table:table-cell table:style-name="ce2" office:value-type="float" office:value="231942" calcext:value-type="float">
            <text:p>231,942</text:p>
          </table:table-cell>
        </table:table-row>
        <table:table-row table:style-name="ro2">
          <table:table-cell office:value-type="string" calcext:value-type="string">
            <text:p>May</text:p>
          </table:table-cell>
          <table:table-cell office:value-type="float" office:value="190197" calcext:value-type="float">
            <text:p>190,197</text:p>
          </table:table-cell>
          <table:table-cell table:style-name="ce2" office:value-type="float" office:value="310335" calcext:value-type="float">
            <text:p>310,335</text:p>
          </table:table-cell>
        </table:table-row>
        <table:table-row table:style-name="ro2">
          <table:table-cell office:value-type="string" calcext:value-type="string">
            <text:p>June</text:p>
          </table:table-cell>
          <table:table-cell office:value-type="float" office:value="239269" calcext:value-type="float">
            <text:p>239,269</text:p>
          </table:table-cell>
          <table:table-cell table:style-name="ce2" office:value-type="float" office:value="327342" calcext:value-type="float">
            <text:p>327,342</text:p>
          </table:table-cell>
        </table:table-row>
        <table:table-row table:style-name="ro2">
          <table:table-cell office:value-type="string" calcext:value-type="string">
            <text:p>July</text:p>
          </table:table-cell>
          <table:table-cell table:style-name="ce17" office:value-type="float" office:value="536456" calcext:value-type="float">
            <text:p>536,456</text:p>
          </table:table-cell>
          <table:table-cell table:style-name="ce17" office:value-type="float" office:value="711837" calcext:value-type="float">
            <text:p>711,837</text:p>
          </table:table-cell>
        </table:table-row>
        <table:table-row table:style-name="ro2">
          <table:table-cell office:value-type="string" calcext:value-type="string">
            <text:p>August</text:p>
          </table:table-cell>
          <table:table-cell office:value-type="float" office:value="262646" calcext:value-type="float">
            <text:p>262,646</text:p>
          </table:table-cell>
          <table:table-cell table:style-name="ce2" office:value-type="float" office:value="389974" calcext:value-type="float">
            <text:p>389,974</text:p>
          </table:table-cell>
        </table:table-row>
        <table:table-row table:style-name="ro2">
          <table:table-cell office:value-type="string" calcext:value-type="string">
            <text:p>September</text:p>
          </table:table-cell>
          <table:table-cell office:value-type="float" office:value="221185" calcext:value-type="float">
            <text:p>221,185</text:p>
          </table:table-cell>
          <table:table-cell table:style-name="ce2" office:value-type="float" office:value="343749" calcext:value-type="float">
            <text:p>343,749</text:p>
          </table:table-cell>
        </table:table-row>
        <table:table-row table:style-name="ro2">
          <table:table-cell office:value-type="string" calcext:value-type="string">
            <text:p>October</text:p>
          </table:table-cell>
          <table:table-cell office:value-type="float" office:value="147985" calcext:value-type="float">
            <text:p>147,985</text:p>
          </table:table-cell>
          <table:table-cell table:style-name="ce2" office:value-type="float" office:value="304602" calcext:value-type="float">
            <text:p>304,602</text:p>
          </table:table-cell>
        </table:table-row>
        <table:table-row table:style-name="ro2">
          <table:table-cell office:value-type="string" calcext:value-type="string">
            <text:p>November</text:p>
          </table:table-cell>
          <table:table-cell office:value-type="float" office:value="82300" calcext:value-type="float">
            <text:p>82,300</text:p>
          </table:table-cell>
          <table:table-cell table:style-name="ce2" office:value-type="float" office:value="225107" calcext:value-type="float">
            <text:p>225,107</text:p>
          </table:table-cell>
        </table:table-row>
        <table:table-row table:style-name="ro2">
          <table:table-cell office:value-type="string" calcext:value-type="string">
            <text:p>December</text:p>
          </table:table-cell>
          <table:table-cell office:value-type="float" office:value="42521" calcext:value-type="float">
            <text:p>42,521</text:p>
          </table:table-cell>
          <table:table-cell table:style-name="ce2" office:value-type="float" office:value="145806" calcext:value-type="float">
            <text:p>145,806</text:p>
          </table:table-cell>
        </table:table-row>
      </table:table>
      <table:table table:name="Seasons" table:style-name="ta1">
        <table:shapes>
          <draw:frame draw:z-index="0" draw:style-name="gr2" draw:text-style-name="P1" svg:width="5.5465in" svg:height="3.1197in" svg:x="3.161in" svg:y="0.8409in">
            <draw:object draw:notify-on-update-of-ranges="Seasons.A2:Seasons.A5 Seasons.B1:Seasons.B1 Seasons.B2:Seasons.B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2" draw:text-style-name="P1" svg:width="6.3031in" svg:height="3.5417in" svg:x="4.4768in" svg:y="4.2594in">
            <draw:object draw:notify-on-update-of-ranges="Seasons.A8:Seasons.A11 Seasons.B7:Seasons.B7 Seasons.B8:Seasons.B11 Seasons.C7:Seasons.C7 Seasons.C8:Seasons.C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2" draw:text-style-name="P1" svg:width="6.2976in" svg:height="3.5484in" svg:x="8.8091in" svg:y="0.511in">
            <draw:object draw:notify-on-update-of-ranges="Seasons.A8:Seasons.A11 Seasons.B7:Seasons.B7 Seasons.B8:Seasons.B11 Seasons.C7:Seasons.C7 Seasons.C8:Seasons.C1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7" table:default-cell-style-name="Default"/>
        <table:table-column table:style-name="co20" table:default-cell-style-name="ce2"/>
        <table:table-column table:style-name="co3" table:default-cell-style-name="ce18"/>
        <table:table-row table:style-name="ro2">
          <table:table-cell table:style-name="ce14" office:value-type="string" calcext:value-type="string">
            <text:p>Season</text:p>
          </table:table-cell>
          <table:table-cell table:style-name="ce14" office:value-type="string" calcext:value-type="string">
            <text:p>Total Rides</text:p>
          </table:table-cell>
          <table:table-cell table:style-name="ce14"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Spring</text:p>
          </table:table-cell>
          <table:table-cell office:value-type="float" office:value="1098034" calcext:value-type="float">
            <text:p>1,098,034</text:p>
          </table:table-cell>
          <table:table-cell table:formula="of:=[.B2]/5404319" office:value-type="percentage" office:value="0.20317712555458" calcext:value-type="percentage">
            <text:p>20.32%</text:p>
          </table:table-cell>
        </table:table-row>
        <table:table-row table:style-name="ro2">
          <table:table-cell office:value-type="string" calcext:value-type="string">
            <text:p>Summer</text:p>
          </table:table-cell>
          <table:table-cell office:value-type="float" office:value="2467624" calcext:value-type="float">
            <text:p>2,467,624</text:p>
          </table:table-cell>
          <table:table-cell table:formula="of:=[.B3]/5404319" office:value-type="percentage" office:value="0.456602210195216" calcext:value-type="percentage">
            <text:p>45.66%</text:p>
          </table:table-cell>
        </table:table-row>
        <table:table-row table:style-name="ro2">
          <table:table-cell office:value-type="string" calcext:value-type="string">
            <text:p>Fall</text:p>
          </table:table-cell>
          <table:table-cell office:value-type="float" office:value="1324928" calcext:value-type="float">
            <text:p>1,324,928</text:p>
          </table:table-cell>
          <table:table-cell table:formula="of:=[.B4]/5404319" office:value-type="percentage" office:value="0.245160953674274" calcext:value-type="percentage">
            <text:p>24.52%</text:p>
          </table:table-cell>
        </table:table-row>
        <table:table-row table:style-name="ro2">
          <table:table-cell office:value-type="string" calcext:value-type="string">
            <text:p>Winter</text:p>
          </table:table-cell>
          <table:table-cell office:value-type="float" office:value="513733" calcext:value-type="float">
            <text:p>513,733</text:p>
          </table:table-cell>
          <table:table-cell table:formula="of:=[.B5]/5404319" office:value-type="percentage" office:value="0.0950597105759301" calcext:value-type="percentage">
            <text:p>9.51%</text:p>
          </table:table-cell>
        </table:table-row>
        <table:table-row table:style-name="ro2">
          <table:table-cell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Season</text:p>
          </table:table-cell>
          <table:table-cell table:style-name="ce14" office:value-type="string" calcext:value-type="string">
            <text:p>Casual Rides</text:p>
          </table:table-cell>
          <table:table-cell table:style-name="ce14" office:value-type="string" calcext:value-type="string">
            <text:p>Member Rides</text:p>
          </table:table-cell>
        </table:table-row>
        <table:table-row table:style-name="ro2">
          <table:table-cell office:value-type="string" calcext:value-type="string">
            <text:p>Spring</text:p>
          </table:table-cell>
          <table:table-cell office:value-type="float" office:value="369077" calcext:value-type="float">
            <text:p>369,077</text:p>
          </table:table-cell>
          <table:table-cell table:style-name="ce2" office:value-type="float" office:value="728957" calcext:value-type="float">
            <text:p>728,957</text:p>
          </table:table-cell>
        </table:table-row>
        <table:table-row table:style-name="ro2">
          <table:table-cell office:value-type="string" calcext:value-type="string">
            <text:p>Summer</text:p>
          </table:table-cell>
          <table:table-cell office:value-type="float" office:value="1038471" calcext:value-type="float">
            <text:p>1,038,471</text:p>
          </table:table-cell>
          <table:table-cell table:style-name="ce2" office:value-type="float" office:value="1429153" calcext:value-type="float">
            <text:p>1,429,153</text:p>
          </table:table-cell>
        </table:table-row>
        <table:table-row table:style-name="ro2">
          <table:table-cell office:value-type="string" calcext:value-type="string">
            <text:p>Fall</text:p>
          </table:table-cell>
          <table:table-cell office:value-type="float" office:value="451470" calcext:value-type="float">
            <text:p>451,470</text:p>
          </table:table-cell>
          <table:table-cell table:style-name="ce2" office:value-type="float" office:value="873458" calcext:value-type="float">
            <text:p>873,458</text:p>
          </table:table-cell>
        </table:table-row>
        <table:table-row table:style-name="ro2">
          <table:table-cell office:value-type="string" calcext:value-type="string">
            <text:p>Winter</text:p>
          </table:table-cell>
          <table:table-cell office:value-type="float" office:value="104986" calcext:value-type="float">
            <text:p>104,986</text:p>
          </table:table-cell>
          <table:table-cell table:style-name="ce2" office:value-type="float" office:value="408747" calcext:value-type="float">
            <text:p>408,747</text:p>
          </table:table-cell>
        </table:table-row>
      </table:table>
      <table:named-expressions/>
      <table:database-ranges>
        <table:database-range table:name="__Anonymous_Sheet_DB__2" table:target-range-address="'Time of the Day'.A30:'Time of the Day'.C54"/>
        <table:database-range table:name="__Anonymous_Sheet_DB__3" table:target-range-address="'Day of the Week'.A10:'Day of the Week'.C17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'Month of the Year'.A15:'Month of the Year'.C2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/00/0000</text:date>, <text:time style:data-style-name="N2" text:time-value="13:14:51.9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11:27:36.039000000</meta:creation-date>
    <dc:date>2024-09-17T14:55:19.117000000</dc:date>
    <meta:editing-duration>PT20H4M52S</meta:editing-duration>
    <meta:editing-cycles>83</meta:editing-cycles>
    <meta:generator>LibreOffice/24.8.0.3$Windows_X86_64 LibreOffice_project/0bdf1299c94fe897b119f97f3c613e9dca6be583</meta:generator>
    <meta:document-statistic meta:table-count="7" meta:cell-count="688" meta:object-count="2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draw:fill-color="#b4c7d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</office:automatic-styles>
  <office:body>
    <office:chart>
      <chart:chart svg:width="17.889cm" svg:height="10.061cm" xlink:href=".." xlink:type="simple" chart:class="chart:bar" chart:style-name="ch1">
        <chart:title svg:x="6.402cm" svg:y="0.337cm" chart:style-name="ch2">
          <text:p><text:span text:style-name="T1">Busiest Hour of the Day</text:span></text:p>
        </chart:title>
        <chart:subtitle svg:x="7.073cm" svg:y="1.343cm" chart:style-name="ch2">
          <text:p><text:span text:style-name="T2">July 2023 - July 2024</text:span></text:p>
        </chart:subtitle>
        <chart:plot-area chart:style-name="ch3" table:cell-range-address="'Time of the Day'.A1:'Time of the Day'.B25" chart:data-source-has-labels="row" svg:x="1.358cm" svg:y="2.201cm" svg:width="16.174cm" svg:height="6.688cm">
          <chart:coordinate-region svg:x="2.91cm" svg:y="2.404cm" svg:width="14.622cm" svg:height="5.832cm"/>
          <chart:axis chart:dimension="x" chart:name="primary-x" chart:style-name="ch4">
            <chart:title svg:x="8.541cm" svg:y="9.09cm" chart:style-name="ch2">
              <text:p><text:span text:style-name="T3">Hour of Day</text:span></text:p>
            </chart:title>
            <chart:grid chart:style-name="ch5" chart:class="major"/>
          </chart:axis>
          <chart:axis chart:dimension="y" chart:name="primary-y" chart:style-name="ch6">
            <chart:title svg:x="0.451cm" svg:y="6.793cm" chart:style-name="ch7">
              <text:p><text:span text:style-name="T3">Number of Rides</text:span></text:p>
            </chart:title>
            <chart:grid chart:style-name="ch5" chart:class="major"/>
          </chart:axis>
          <chart:series chart:style-name="ch8" chart:values-cell-range-address="'Time of the Day'.A2:'Time of the Day'.A25" chart:label-cell-address="'Time of the Day'.A1:'Time of the Day'.A1" chart:class="chart:bar">
            <chart:data-point chart:repeated="24"/>
          </chart:series>
          <chart:series chart:style-name="ch9" chart:values-cell-range-address="'Time of the Day'.B2:'Time of the Day'.B25" chart:label-cell-address="'Time of the Day'.B1:'Time of the Day'.B1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Hour of Day </text:p>
                <draw:g>
                  <svg:desc>'Time of the Day'.A1:'Time of the Day'.A1</svg:desc>
                </draw:g>
              </table:table-cell>
              <table:table-cell office:value-type="string">
                <text:p> Total Rides </text:p>
                <draw:g>
                  <svg:desc>'Time of the Day'.B1:'Time of the Da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ime of the Day'.A2:'Time of the Day'.A25</svg:desc>
                </draw:g>
              </table:table-cell>
              <table:table-cell office:value-type="float" office:value="61089">
                <text:p>61089</text:p>
                <draw:g>
                  <svg:desc>'Time of the Day'.B2:'Time of the Day'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7726">
                <text:p>37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1990">
                <text:p>219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3120">
                <text:p>13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612">
                <text:p>126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3098">
                <text:p>43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5634">
                <text:p>1256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34258">
                <text:p>2342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01866">
                <text:p>3018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26900">
                <text:p>2269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28298">
                <text:p>2282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77482">
                <text:p>2774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21155">
                <text:p>321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24718">
                <text:p>3247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28431">
                <text:p>3284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83083">
                <text:p>3830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91650">
                <text:p>4916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64976">
                <text:p>564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54037">
                <text:p>4540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21350">
                <text:p>3213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28240">
                <text:p>2282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75579">
                <text:p>1755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37503">
                <text:p>1375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89524">
                <text:p>895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 draw:fill-color="#b4c7d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8.701cm" svg:height="10.519cm" xlink:href=".." xlink:type="simple" chart:class="chart:bar" chart:style-name="ch1">
        <chart:title svg:x="4.932cm" svg:y="0.346cm" chart:style-name="ch2">
          <text:p>Busiest Hour of the Day, by Member Type</text:p>
        </chart:title>
        <chart:legend chart:legend-position="end" svg:x="15.606cm" svg:y="4.705cm" style:legend-expansion="high" chart:style-name="ch3"/>
        <chart:plot-area chart:style-name="ch4" table:cell-range-address="'Time of the Day'.A31:'Time of the Day'.C54 'Time of the Day'.B30:'Time of the Day'.C30" chart:data-source-has-labels="both" svg:x="1.375cm" svg:y="1.361cm" svg:width="13.857cm" svg:height="7.977cm">
          <chart:coordinate-region svg:x="2.927cm" svg:y="1.564cm" svg:width="12.305cm" svg:height="7.121cm"/>
          <chart:axis chart:dimension="x" chart:name="primary-x" chart:style-name="ch5" chartooo:axis-type="auto">
            <chartooo:date-scale/>
            <chart:title svg:x="7.399cm" svg:y="9.548cm" chart:style-name="ch2">
              <text:p><text:span text:style-name="T1">Hour of Day</text:span></text:p>
            </chart:title>
            <chart:categories table:cell-range-address="'Time of the Day'.A31:'Time of the Day'.A54"/>
          </chart:axis>
          <chart:axis chart:dimension="y" chart:name="primary-y" chart:style-name="ch6">
            <chart:title svg:x="0.451cm" svg:y="6.597cm" chart:style-name="ch7">
              <text:p><text:span text:style-name="T1">Number of Rides</text:span></text:p>
            </chart:title>
            <chart:grid chart:style-name="ch8" chart:class="major"/>
          </chart:axis>
          <chart:series chart:style-name="ch9" chart:values-cell-range-address="'Time of the Day'.B31:'Time of the Day'.B54" chart:label-cell-address="'Time of the Day'.B30:'Time of the Day'.B30" chart:class="chart:bar">
            <chart:data-point chart:repeated="24"/>
          </chart:series>
          <chart:series chart:style-name="ch10" chart:values-cell-range-address="'Time of the Day'.C31:'Time of the Day'.C54" chart:label-cell-address="'Time of the Day'.C30:'Time of the Day'.C30" chart:class="chart:ba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ual Rides</text:p>
                <draw:g>
                  <svg:desc>'Time of the Day'.B30:'Time of the Day'.B30</svg:desc>
                </draw:g>
              </table:table-cell>
              <table:table-cell office:value-type="string">
                <text:p>Member Rides</text:p>
                <draw:g>
                  <svg:desc>'Time of the Day'.C30:'Time of the Day'.C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of the Day'.A31:'Time of the Day'.A54</svg:desc>
                </draw:g>
              </table:table-cell>
              <table:table-cell office:value-type="float" office:value="31674">
                <text:p>31674</text:p>
                <draw:g>
                  <svg:desc>'Time of the Day'.B31:'Time of the Day'.B54</svg:desc>
                </draw:g>
              </table:table-cell>
              <table:table-cell office:value-type="float" office:value="29415">
                <text:p>29415</text:p>
                <draw:g>
                  <svg:desc>'Time of the Day'.C31:'Time of the Day'.C5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0697">
                <text:p>20697</text:p>
              </table:table-cell>
              <table:table-cell office:value-type="float" office:value="17029">
                <text:p>1702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356">
                <text:p>12356</text:p>
              </table:table-cell>
              <table:table-cell office:value-type="float" office:value="9634">
                <text:p>963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717">
                <text:p>6717</text:p>
              </table:table-cell>
              <table:table-cell office:value-type="float" office:value="6403">
                <text:p>64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970">
                <text:p>4970</text:p>
              </table:table-cell>
              <table:table-cell office:value-type="float" office:value="7642">
                <text:p>764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588">
                <text:p>10588</text:p>
              </table:table-cell>
              <table:table-cell office:value-type="float" office:value="32510">
                <text:p>3251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961">
                <text:p>25961</text:p>
              </table:table-cell>
              <table:table-cell office:value-type="float" office:value="99673">
                <text:p>9967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7105">
                <text:p>47105</text:p>
              </table:table-cell>
              <table:table-cell office:value-type="float" office:value="187153">
                <text:p>1871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6550">
                <text:p>66550</text:p>
              </table:table-cell>
              <table:table-cell office:value-type="float" office:value="235316">
                <text:p>23531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8377">
                <text:p>68377</text:p>
              </table:table-cell>
              <table:table-cell office:value-type="float" office:value="158523">
                <text:p>1585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7244">
                <text:p>87244</text:p>
              </table:table-cell>
              <table:table-cell office:value-type="float" office:value="141054">
                <text:p>1410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1264">
                <text:p>111264</text:p>
              </table:table-cell>
              <table:table-cell office:value-type="float" office:value="166218">
                <text:p>1662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31715">
                <text:p>131715</text:p>
              </table:table-cell>
              <table:table-cell office:value-type="float" office:value="189440">
                <text:p>18944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6331">
                <text:p>136331</text:p>
              </table:table-cell>
              <table:table-cell office:value-type="float" office:value="188387">
                <text:p>18838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9734">
                <text:p>139734</text:p>
              </table:table-cell>
              <table:table-cell office:value-type="float" office:value="188697">
                <text:p>18869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2084">
                <text:p>152084</text:p>
              </table:table-cell>
              <table:table-cell office:value-type="float" office:value="230999">
                <text:p>2309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5012">
                <text:p>175012</text:p>
              </table:table-cell>
              <table:table-cell office:value-type="float" office:value="316638">
                <text:p>31663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91309">
                <text:p>191309</text:p>
              </table:table-cell>
              <table:table-cell office:value-type="float" office:value="373667">
                <text:p>37366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64219">
                <text:p>164219</text:p>
              </table:table-cell>
              <table:table-cell office:value-type="float" office:value="289818">
                <text:p>2898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9397">
                <text:p>119397</text:p>
              </table:table-cell>
              <table:table-cell office:value-type="float" office:value="201953">
                <text:p>2019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7131">
                <text:p>87131</text:p>
              </table:table-cell>
              <table:table-cell office:value-type="float" office:value="141109">
                <text:p>14110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9806">
                <text:p>69806</text:p>
              </table:table-cell>
              <table:table-cell office:value-type="float" office:value="105773">
                <text:p>10577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1207">
                <text:p>61207</text:p>
              </table:table-cell>
              <table:table-cell office:value-type="float" office:value="76296">
                <text:p>7629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2556">
                <text:p>42556</text:p>
              </table:table-cell>
              <table:table-cell office:value-type="float" office:value="46968">
                <text:p>4696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draw:fill-color="#b4c7d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3cm" svg:height="9.006cm" xlink:href=".." xlink:type="simple" chart:class="chart:bar" chart:style-name="ch1">
        <chart:title svg:x="5.441cm" svg:y="0.316cm" chart:style-name="ch2">
          <text:p>Most Popular Bike Type</text:p>
        </chart:title>
        <chart:legend chart:legend-position="end" svg:x="13.218cm" svg:y="3.697cm" style:legend-expansion="high" chart:style-name="ch3"/>
        <chart:plot-area chart:style-name="ch4" table:cell-range-address="'Total Rides, Member Types, Bike Types'.C5:'Total Rides, Member Types, Bike Types'.E6" chart:data-source-has-labels="row" svg:x="1.32cm" svg:y="1.301cm" svg:width="11.579cm" svg:height="7.525cm">
          <chart:coordinate-region svg:x="3.172cm" svg:y="1.503cm" svg:width="9.727cm" svg:height="7.121cm"/>
          <chart:axis chart:dimension="x" chart:name="primary-x" chart:style-name="ch5"/>
          <chart:axis chart:dimension="y" chart:name="primary-y" chart:style-name="ch6">
            <chart:title svg:x="0.451cm" svg:y="6.311cm" chart:style-name="ch7">
              <text:p><text:span text:style-name="T1">Number of Rides</text:span></text:p>
            </chart:title>
            <chart:grid chart:style-name="ch8" chart:class="major"/>
          </chart:axis>
          <chart:series chart:style-name="ch9" chart:values-cell-range-address="'Total Rides, Member Types, Bike Types'.C6:'Total Rides, Member Types, Bike Types'.C6" chart:label-cell-address="'Total Rides, Member Types, Bike Types'.C5:'Total Rides, Member Types, Bike Types'.C5" chart:class="chart:bar">
            <chart:data-point/>
          </chart:series>
          <chart:series chart:style-name="ch10" chart:values-cell-range-address="'Total Rides, Member Types, Bike Types'.D6:'Total Rides, Member Types, Bike Types'.D6" chart:label-cell-address="'Total Rides, Member Types, Bike Types'.D5:'Total Rides, Member Types, Bike Types'.D5" chart:class="chart:bar">
            <chart:data-point/>
          </chart:series>
          <chart:series chart:style-name="ch11" chart:values-cell-range-address="'Total Rides, Member Types, Bike Types'.E6:'Total Rides, Member Types, Bike Types'.E6" chart:label-cell-address="'Total Rides, Member Types, Bike Types'.E5:'Total Rides, Member Types, Bike Types'.E5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c Bike</text:p>
                <draw:g>
                  <svg:desc>'Total Rides, Member Types, Bike Types'.C5:'Total Rides, Member Types, Bike Types'.C5</svg:desc>
                </draw:g>
              </table:table-cell>
              <table:table-cell office:value-type="string">
                <text:p>Docked Bike</text:p>
                <draw:g>
                  <svg:desc>'Total Rides, Member Types, Bike Types'.D5:'Total Rides, Member Types, Bike Types'.D5</svg:desc>
                </draw:g>
              </table:table-cell>
              <table:table-cell office:value-type="string">
                <text:p>Electric Bike</text:p>
                <draw:g>
                  <svg:desc>'Total Rides, Member Types, Bike Types'.E5:'Total Rides, Member Types, Bike Types'.E5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220677">
                <text:p>3220677</text:p>
                <draw:g>
                  <svg:desc>'Total Rides, Member Types, Bike Types'.C6:'Total Rides, Member Types, Bike Types'.C6</svg:desc>
                </draw:g>
              </table:table-cell>
              <table:table-cell office:value-type="float" office:value="34286">
                <text:p>34286</text:p>
                <draw:g>
                  <svg:desc>'Total Rides, Member Types, Bike Types'.D6:'Total Rides, Member Types, Bike Types'.D6</svg:desc>
                </draw:g>
              </table:table-cell>
              <table:table-cell office:value-type="float" office:value="2149356">
                <text:p>2149356</text:p>
                <draw:g>
                  <svg:desc>'Total Rides, Member Types, Bike Types'.E6:'Total Rides, Member Types, Bike Types'.E6</svg:desc>
                </draw:g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draw:fill-color="#b4c7d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01cm" svg:height="9.009cm" xlink:href=".." xlink:type="simple" chart:class="chart:bar" chart:style-name="ch1">
        <chart:title svg:x="3.232cm" svg:y="0.316cm" chart:style-name="ch2">
          <text:p>Ride Length, by Bike Type and Member Type</text:p>
        </chart:title>
        <chart:plot-area chart:style-name="ch3" table:cell-range-address="'Average Ride Length'.A12:'Average Ride Length'.C18" chart:data-source-has-labels="both" svg:x="1.321cm" svg:y="1.301cm" svg:width="14.36cm" svg:height="7.528cm">
          <chart:coordinate-region svg:x="2.172cm" svg:y="1.503cm" svg:width="13.509cm" svg:height="5.866cm"/>
          <chart:axis chart:dimension="x" chart:name="primary-x" chart:style-name="ch4" chartooo:axis-type="auto">
            <chartooo:date-scale/>
            <chart:categories table:cell-range-address="'Average Ride Length'.A13:'Average Ride Length'.B18"/>
          </chart:axis>
          <chart:axis chart:dimension="y" chart:name="primary-y" chart:style-name="ch5">
            <chart:title svg:x="0.451cm" svg:y="5.678cm" chart:style-name="ch6">
              <text:p><text:span text:style-name="T1">Minutes</text:span></text:p>
            </chart:title>
            <chart:grid chart:style-name="ch7" chart:class="major"/>
          </chart:axis>
          <chart:series chart:style-name="ch8" chart:values-cell-range-address="'Average Ride Length'.C13:'Average Ride Length'.C18" chart:label-cell-address="'Average Ride Length'.C12:'Average Ride Length'.C12" chart:class="chart:bar">
            <chart:data-point chart:style-name="ch9" chart:repeated="3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ide Length</text:p>
                <draw:g>
                  <svg:desc>'Average Ride Length'.C12:'Average Ride Length'.C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sual Rider Classic Bike</text:p>
                <text:list>
                  <text:list-item>
                    <text:p>Casual Rider</text:p>
                  </text:list-item>
                  <text:list-item>
                    <text:p>Classic Bike</text:p>
                  </text:list-item>
                </text:list>
                <draw:g>
                  <svg:desc>'Average Ride Length'.A13:'Average Ride Length'.B18</svg:desc>
                </draw:g>
              </table:table-cell>
              <table:table-cell office:value-type="float" office:value="36.32346">
                <text:p>36.32346</text:p>
                <draw:g>
                  <svg:desc>'Average Ride Length'.C13:'Average Ride Length'.C18</svg:desc>
                </draw:g>
              </table:table-cell>
            </table:table-row>
            <table:table-row>
              <table:table-cell office:value-type="string">
                <text:p>Member Rider Classic Bike</text:p>
                <text:list>
                  <text:list-item>
                    <text:p>Member Rider</text:p>
                  </text:list-item>
                  <text:list-item>
                    <text:p>Classic Bike</text:p>
                  </text:list-item>
                </text:list>
              </table:table-cell>
              <table:table-cell office:value-type="float" office:value="14.72699">
                <text:p>14.72699</text:p>
              </table:table-cell>
            </table:table-row>
            <table:table-row>
              <table:table-cell office:value-type="string">
                <text:p>Casual Rider Docked Bike</text:p>
                <text:list>
                  <text:list-item>
                    <text:p>Casual Rider</text:p>
                  </text:list-item>
                  <text:list-item>
                    <text:p>Docked Bike</text:p>
                  </text:list-item>
                </text:list>
              </table:table-cell>
              <table:table-cell office:value-type="float" office:value="221.4674">
                <text:p>221.4674</text:p>
              </table:table-cell>
            </table:table-row>
            <table:table-row>
              <table:table-cell office:value-type="string">
                <text:p>Member Rider Docked Bike</text:p>
                <text:list>
                  <text:list-item>
                    <text:p>Member Rider</text:p>
                  </text:list-item>
                  <text:list-item>
                    <text:p>Docked Bike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sual Rider Electric Bike</text:p>
                <text:list>
                  <text:list-item>
                    <text:p>Casual Rider</text:p>
                  </text:list-item>
                  <text:list-item>
                    <text:p>Electric Bike</text:p>
                  </text:list-item>
                </text:list>
              </table:table-cell>
              <table:table-cell office:value-type="float" office:value="15.4075">
                <text:p>15.4075</text:p>
              </table:table-cell>
            </table:table-row>
            <table:table-row>
              <table:table-cell office:value-type="string">
                <text:p>Member Rider Electric Bike</text:p>
                <text:list>
                  <text:list-item>
                    <text:p>Member Rider</text:p>
                  </text:list-item>
                  <text:list-item>
                    <text:p>Electric Bike</text:p>
                  </text:list-item>
                </text:list>
              </table:table-cell>
              <table:table-cell office:value-type="float" office:value="11.11029">
                <text:p>11.1102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solid" draw:fill-color="#b4c7d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3.918cm" svg:y="0.316cm" chart:style-name="ch2">
          <text:p>Average Ride Length by Member Type</text:p>
        </chart:title>
        <chart:plot-area chart:style-name="ch3" table:cell-range-address="'Average Ride Length'.A3:'Average Ride Length'.B5" chart:data-source-has-labels="both" svg:x="1.321cm" svg:y="1.301cm" svg:width="14.359cm" svg:height="6.548cm">
          <chart:coordinate-region svg:x="2.472cm" svg:y="1.503cm" svg:width="13.208cm" svg:height="5.693cm"/>
          <chart:axis chart:dimension="x" chart:name="primary-x" chart:style-name="ch4" chartooo:axis-type="auto">
            <chartooo:date-scale/>
            <chart:title svg:x="7.464cm" svg:y="8.029cm" chart:style-name="ch2">
              <text:p><text:span text:style-name="T1">Member Type</text:span></text:p>
            </chart:title>
            <chart:categories table:cell-range-address="'Average Ride Length'.A4:'Average Ride Length'.A5"/>
          </chart:axis>
          <chart:axis chart:dimension="y" chart:name="primary-y" chart:style-name="ch5">
            <chart:title svg:x="0.451cm" svg:y="6.124cm" chart:style-name="ch6">
              <text:p><text:span text:style-name="T1">Average Ride Length</text:span></text:p>
            </chart:title>
            <chart:grid chart:style-name="ch7" chart:class="major"/>
          </chart:axis>
          <chart:series chart:style-name="ch8" chart:values-cell-range-address="'Average Ride Length'.B4:'Average Ride Length'.B5" chart:label-cell-address="'Average Ride Length'.B3:'Average Ride Length'.B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ide Length</text:p>
                <draw:g>
                  <svg:desc>'Average Ride Length'.B3:'Average Ride Length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sual Rider</text:p>
                <draw:g>
                  <svg:desc>'Average Ride Length'.A4:'Average Ride Length'.A5</svg:desc>
                </draw:g>
              </table:table-cell>
              <table:table-cell office:value-type="float" office:value="30.9659">
                <text:p>30.9659</text:p>
                <draw:g>
                  <svg:desc>'Average Ride Length'.B4:'Average Ride Length'.B5</svg:desc>
                </draw:g>
              </table:table-cell>
            </table:table-row>
            <table:table-row>
              <table:table-cell office:value-type="string">
                <text:p>Member Rider</text:p>
              </table:table-cell>
              <table:table-cell office:value-type="float" office:value="13.31535">
                <text:p>13.3153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solid" draw:fill-color="#b4c7d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4.319cm" svg:y="0.316cm" chart:style-name="ch2">
          <text:p>Average Ride Length by Bike Type</text:p>
        </chart:title>
        <chart:plot-area chart:style-name="ch3" table:cell-range-address="'Average Ride Length'.A7:'Average Ride Length'.B10" chart:data-source-has-labels="both" svg:x="1.321cm" svg:y="1.301cm" svg:width="14.359cm" svg:height="6.548cm">
          <chart:coordinate-region svg:x="2.673cm" svg:y="1.503cm" svg:width="13.007cm" svg:height="5.693cm"/>
          <chart:axis chart:dimension="x" chart:name="primary-x" chart:style-name="ch4" chartooo:axis-type="auto">
            <chartooo:date-scale/>
            <chart:title svg:x="7.737cm" svg:y="8.029cm" chart:style-name="ch2">
              <text:p><text:span text:style-name="T1">Bike Type</text:span></text:p>
            </chart:title>
            <chart:categories table:cell-range-address="'Average Ride Length'.A8:'Average Ride Length'.A10"/>
          </chart:axis>
          <chart:axis chart:dimension="y" chart:name="primary-y" chart:style-name="ch5">
            <chart:title svg:x="0.451cm" svg:y="6.124cm" chart:style-name="ch6">
              <text:p><text:span text:style-name="T1">Average Ride Length</text:span></text:p>
            </chart:title>
            <chart:grid chart:style-name="ch7" chart:class="major"/>
          </chart:axis>
          <chart:series chart:style-name="ch8" chart:values-cell-range-address="'Average Ride Length'.B8:'Average Ride Length'.B10" chart:label-cell-address="'Average Ride Length'.B7:'Average Ride Length'.B7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ide Length</text:p>
                <draw:g>
                  <svg:desc>'Average Ride Length'.B7:'Average Ride Length'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assic Bike</text:p>
                <draw:g>
                  <svg:desc>'Average Ride Length'.A8:'Average Ride Length'.A10</svg:desc>
                </draw:g>
              </table:table-cell>
              <table:table-cell office:value-type="float" office:value="22.25835">
                <text:p>22.25835</text:p>
                <draw:g>
                  <svg:desc>'Average Ride Length'.B8:'Average Ride Length'.B10</svg:desc>
                </draw:g>
              </table:table-cell>
            </table:table-row>
            <table:table-row>
              <table:table-cell office:value-type="string">
                <text:p>Docked Bike</text:p>
              </table:table-cell>
              <table:table-cell office:value-type="float" office:value="221.4674">
                <text:p>221.4674</text:p>
              </table:table-cell>
            </table:table-row>
            <table:table-row>
              <table:table-cell office:value-type="string">
                <text:p>Electric Bike</text:p>
              </table:table-cell>
              <table:table-cell office:value-type="float" office:value="12.72286">
                <text:p>12.7228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draw:fill-color="#b4c7d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chart:visible="false" style:rotation-angle="0"/>
      <style:text-properties fo:font-size="13pt" style:font-size-asian="13pt" style:font-size-complex="13pt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5.993cm" svg:height="9.006cm" xlink:href=".." xlink:type="simple" chart:class="chart:bar" chart:style-name="ch1">
        <chart:title svg:x="4.212cm" svg:y="0.316cm" chart:style-name="ch2">
          <text:p>Most Popular Bike by Member Type</text:p>
        </chart:title>
        <chart:legend chart:legend-position="end" svg:x="13.218cm" svg:y="3.697cm" style:legend-expansion="high" chart:style-name="ch3"/>
        <chart:plot-area chart:style-name="ch4" table:cell-range-address="'Total Rides, Member Types, Bike Types'.B10:'Total Rides, Member Types, Bike Types'.E12" chart:data-source-has-labels="both" svg:x="1.32cm" svg:y="1.301cm" svg:width="11.579cm" svg:height="7.525cm">
          <chart:coordinate-region svg:x="3.172cm" svg:y="1.504cm" svg:width="9.727cm" svg:height="6.669cm"/>
          <chart:axis chart:dimension="x" chart:name="primary-x" chart:style-name="ch5" chartooo:axis-type="auto">
            <chartooo:date-scale/>
            <chart:title svg:x="0cm" svg:y="0cm" chart:style-name="ch6">
              <text:p><text:span text:style-name="T1">Title</text:span></text:p>
            </chart:title>
            <chart:categories table:cell-range-address="'Total Rides, Member Types, Bike Types'.B11:'Total Rides, Member Types, Bike Types'.B12"/>
          </chart:axis>
          <chart:axis chart:dimension="y" chart:name="primary-y" chart:style-name="ch7">
            <chart:title svg:x="0.451cm" svg:y="6.311cm" chart:style-name="ch8">
              <text:p><text:span text:style-name="T2">Number of Rides</text:span></text:p>
            </chart:title>
            <chart:grid chart:style-name="ch9" chart:class="major"/>
          </chart:axis>
          <chart:series chart:style-name="ch10" chart:values-cell-range-address="'Total Rides, Member Types, Bike Types'.C11:'Total Rides, Member Types, Bike Types'.C12" chart:label-cell-address="'Total Rides, Member Types, Bike Types'.C10:'Total Rides, Member Types, Bike Types'.C10" chart:class="chart:bar">
            <chart:data-point chart:repeated="2"/>
          </chart:series>
          <chart:series chart:style-name="ch11" chart:values-cell-range-address="'Total Rides, Member Types, Bike Types'.D11:'Total Rides, Member Types, Bike Types'.D12" chart:label-cell-address="'Total Rides, Member Types, Bike Types'.D10:'Total Rides, Member Types, Bike Types'.D10" chart:class="chart:bar">
            <chart:data-point chart:repeated="2"/>
          </chart:series>
          <chart:series chart:style-name="ch12" chart:values-cell-range-address="'Total Rides, Member Types, Bike Types'.E11:'Total Rides, Member Types, Bike Types'.E12" chart:label-cell-address="'Total Rides, Member Types, Bike Types'.E10:'Total Rides, Member Types, Bike Types'.E10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c Bike</text:p>
                <draw:g>
                  <svg:desc>'Total Rides, Member Types, Bike Types'.C10:'Total Rides, Member Types, Bike Types'.C10</svg:desc>
                </draw:g>
              </table:table-cell>
              <table:table-cell office:value-type="string">
                <text:p>Docked Bike</text:p>
                <draw:g>
                  <svg:desc>'Total Rides, Member Types, Bike Types'.D10:'Total Rides, Member Types, Bike Types'.D10</svg:desc>
                </draw:g>
              </table:table-cell>
              <table:table-cell office:value-type="string">
                <text:p>Electric Bike</text:p>
                <draw:g>
                  <svg:desc>'Total Rides, Member Types, Bike Types'.E10:'Total Rides, Member Types, Bike Types'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sual Riders</text:p>
                <draw:g>
                  <svg:desc>'Total Rides, Member Types, Bike Types'.B11:'Total Rides, Member Types, Bike Types'.B12</svg:desc>
                </draw:g>
              </table:table-cell>
              <table:table-cell office:value-type="float" office:value="1123151">
                <text:p>1123151</text:p>
                <draw:g>
                  <svg:desc>'Total Rides, Member Types, Bike Types'.C11:'Total Rides, Member Types, Bike Types'.C12</svg:desc>
                </draw:g>
              </table:table-cell>
              <table:table-cell office:value-type="float" office:value="34286">
                <text:p>34286</text:p>
                <draw:g>
                  <svg:desc>'Total Rides, Member Types, Bike Types'.D11:'Total Rides, Member Types, Bike Types'.D12</svg:desc>
                </draw:g>
              </table:table-cell>
              <table:table-cell office:value-type="float" office:value="806567">
                <text:p>806567</text:p>
                <draw:g>
                  <svg:desc>'Total Rides, Member Types, Bike Types'.E11:'Total Rides, Member Types, Bike Types'.E12</svg:desc>
                </draw:g>
              </table:table-cell>
            </table:table-row>
            <table:table-row>
              <table:table-cell office:value-type="string">
                <text:p>Member Riders</text:p>
              </table:table-cell>
              <table:table-cell office:value-type="float" office:value="2097526">
                <text:p>2097526</text:p>
              </table:table-cell>
              <table:table-cell office:value-type="float" office:value="0">
                <text:p>0</text:p>
              </table:table-cell>
              <table:table-cell office:value-type="float" office:value="1342789">
                <text:p>134278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draw:fill-color="#b4c7d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1cm" svg:height="8.988cm" xlink:href=".." xlink:type="simple" chart:class="chart:bar" chart:style-name="ch1">
        <chart:title svg:x="4.933cm" svg:y="0.315cm" chart:style-name="ch2">
          <text:p>Total Rides by Member Type</text:p>
        </chart:title>
        <chart:plot-area chart:style-name="ch3" table:cell-range-address="'Total Rides, Member Types, Bike Types'.C1:'Total Rides, Member Types, Bike Types'.D3" chart:data-source-has-labels="both" svg:x="1.321cm" svg:y="1.299cm" svg:width="14.369cm" svg:height="6.539cm">
          <chart:coordinate-region svg:x="3.173cm" svg:y="1.502cm" svg:width="12.517cm" svg:height="5.683cm"/>
          <chart:axis chart:dimension="x" chart:name="primary-x" chart:style-name="ch4" chartooo:axis-type="auto">
            <chartooo:date-scale/>
            <chart:title svg:x="7.469cm" svg:y="8.017cm" chart:style-name="ch2">
              <text:p><text:span text:style-name="T1">Member Type</text:span></text:p>
            </chart:title>
            <chart:categories table:cell-range-address="'Total Rides, Member Types, Bike Types'.C2:'Total Rides, Member Types, Bike Types'.C3"/>
          </chart:axis>
          <chart:axis chart:dimension="y" chart:name="primary-y" chart:style-name="ch5">
            <chart:title svg:x="0.451cm" svg:y="5.816cm" chart:style-name="ch6">
              <text:p><text:span text:style-name="T1">Number of Rides</text:span></text:p>
            </chart:title>
            <chart:grid chart:style-name="ch7" chart:class="major"/>
          </chart:axis>
          <chart:series chart:style-name="ch8" chart:values-cell-range-address="'Total Rides, Member Types, Bike Types'.D2:'Total Rides, Member Types, Bike Types'.D3" chart:label-cell-address="'Total Rides, Member Types, Bike Types'.D1:'Total Rides, Member Types, Bike Types'.D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Rides</text:p>
                <draw:g>
                  <svg:desc>'Total Rides, Member Types, Bike Types'.D1:'Total Rides, Member Types, Bike Type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sual</text:p>
                <draw:g>
                  <svg:desc>'Total Rides, Member Types, Bike Types'.C2:'Total Rides, Member Types, Bike Types'.C3</svg:desc>
                </draw:g>
              </table:table-cell>
              <table:table-cell office:value-type="float" office:value="1964004">
                <text:p>1964004</text:p>
                <draw:g>
                  <svg:desc>'Total Rides, Member Types, Bike Types'.D2:'Total Rides, Member Types, Bike Types'.D3</svg:desc>
                </draw:g>
              </table:table-cell>
            </table:table-row>
            <table:table-row>
              <table:table-cell office:value-type="string">
                <text:p>Member</text:p>
              </table:table-cell>
              <table:table-cell office:value-type="float" office:value="3440315">
                <text:p>344031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solid" draw:fill-color="#b4c7d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.009cm" svg:height="9.013cm" xlink:href=".." xlink:type="simple" chart:class="chart:bar" chart:style-name="ch1">
        <chart:title svg:x="3.792cm" svg:y="0.316cm" chart:style-name="ch2">
          <text:p>Average Ride Lengths Across the Week</text:p>
        </chart:title>
        <chart:plot-area chart:style-name="ch3" table:cell-range-address="'Day of the Week'.A20:'Day of the Week'.B27" chart:data-source-has-labels="both" svg:x="1.321cm" svg:y="1.301cm" svg:width="14.368cm" svg:height="6.56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634cm" svg:y="1.301cm" svg:width="12.893cm" svg:height="5.90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7.274cm" svg:y="8.042cm" chart:style-name="ch2">
              <text:p><text:span text:style-name="T1">Day of the Week</text:span></text:p>
            </chart:title>
            <chart:categories table:cell-range-address="'Day of the Week'.A21:'Day of the Week'.A27"/>
          </chart:axis>
          <chart:axis chart:dimension="y" chart:name="primary-y" chart:style-name="ch5">
            <chart:title svg:x="0.451cm" svg:y="5.194cm" chart:style-name="ch6">
              <text:p><text:span text:style-name="T2">Minutes</text:span>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'Day of the Week'.B21:'Day of the Week'.B27" chart:label-cell-address="'Day of the Week'.B20:'Day of the Week'.B20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ide Length</text:p>
                <draw:g>
                  <svg:desc>'Day of the Week'.B20:'Day of the Week'.B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day</text:p>
                <draw:g>
                  <svg:desc>'Day of the Week'.A21:'Day of the Week'.A27</svg:desc>
                </draw:g>
              </table:table-cell>
              <table:table-cell office:value-type="float" office:value="18.22286">
                <text:p>18.22286</text:p>
                <draw:g>
                  <svg:desc>'Day of the Week'.B21:'Day of the Week'.B27</svg:desc>
                </draw:g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17.10455">
                <text:p>17.10455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17.04298">
                <text:p>17.04298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17.30152">
                <text:p>17.30152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19.53013">
                <text:p>19.53013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24.15191">
                <text:p>24.15191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24.75334">
                <text:p>24.7533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 draw:fill-color="#b4c7d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428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1cm" svg:height="9.014cm" xlink:href=".." xlink:type="simple" chart:class="chart:bar" chart:style-name="ch1">
        <chart:title svg:x="1.917cm" svg:y="0.316cm" chart:style-name="ch2">
          <text:p>Average Ride Lengths Across the Week, by Member Type</text:p>
        </chart:title>
        <chart:legend chart:legend-position="end" svg:x="12.796cm" svg:y="3.953cm" style:legend-expansion="high" chart:style-name="ch3"/>
        <chart:plot-area chart:style-name="ch4" table:cell-range-address="'Day of the Week'.A30:'Day of the Week'.C37" chart:data-source-has-labels="both" svg:x="1.321cm" svg:y="1.301cm" svg:width="11.155cm" svg:height="6.56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482cm" svg:y="1.326cm" svg:width="9.984cm" svg:height="4.65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5.667cm" svg:y="8.043cm" chart:style-name="ch2">
              <text:p><text:span text:style-name="T1">Day of the Week</text:span></text:p>
            </chart:title>
            <chart:categories table:cell-range-address="'Day of the Week'.A31:'Day of the Week'.A37"/>
          </chart:axis>
          <chart:axis chart:dimension="y" chart:name="primary-y" chart:style-name="ch6">
            <chart:title svg:x="0.451cm" svg:y="5.195cm" chart:style-name="ch7">
              <text:p><text:span text:style-name="T1">Minutes</text:span>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'Day of the Week'.B31:'Day of the Week'.B37" chart:label-cell-address="'Day of the Week'.B30:'Day of the Week'.B30" chart:class="chart:bar">
            <chart:data-point chart:repeated="7"/>
          </chart:series>
          <chart:series chart:style-name="ch11" chart:values-cell-range-address="'Day of the Week'.C31:'Day of the Week'.C37" chart:label-cell-address="'Day of the Week'.C30:'Day of the Week'.C3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ual Riders</text:p>
                <draw:g>
                  <svg:desc>'Day of the Week'.B30:'Day of the Week'.B30</svg:desc>
                </draw:g>
              </table:table-cell>
              <table:table-cell office:value-type="string">
                <text:p>Member Riders</text:p>
                <draw:g>
                  <svg:desc>'Day of the Week'.C30:'Day of the Week'.C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day</text:p>
                <draw:g>
                  <svg:desc>'Day of the Week'.A31:'Day of the Week'.A37</svg:desc>
                </draw:g>
              </table:table-cell>
              <table:table-cell office:value-type="float" office:value="30.00972">
                <text:p>30.00972</text:p>
                <draw:g>
                  <svg:desc>'Day of the Week'.B31:'Day of the Week'.B37</svg:desc>
                </draw:g>
              </table:table-cell>
              <table:table-cell office:value-type="float" office:value="12.71357">
                <text:p>12.71357</text:p>
                <draw:g>
                  <svg:desc>'Day of the Week'.C31:'Day of the Week'.C37</svg:desc>
                </draw:g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27.41493">
                <text:p>27.41493</text:p>
              </table:table-cell>
              <table:table-cell office:value-type="float" office:value="12.78193">
                <text:p>12.78193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26.79488">
                <text:p>26.79488</text:p>
              </table:table-cell>
              <table:table-cell office:value-type="float" office:value="12.86044">
                <text:p>12.86044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27.52829">
                <text:p>27.52829</text:p>
              </table:table-cell>
              <table:table-cell office:value-type="float" office:value="12.7055">
                <text:p>12.7055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30.43515">
                <text:p>30.43515</text:p>
              </table:table-cell>
              <table:table-cell office:value-type="float" office:value="13.07389">
                <text:p>13.07389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34.34136">
                <text:p>34.34136</text:p>
              </table:table-cell>
              <table:table-cell office:value-type="float" office:value="14.76196">
                <text:p>14.76196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35.93105">
                <text:p>35.93105</text:p>
              </table:table-cell>
              <table:table-cell office:value-type="float" office:value="15.01732">
                <text:p>15.0173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 draw:fill-color="#b4c7d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7.554cm" svg:height="9.882cm" xlink:href=".." xlink:type="simple" chart:class="chart:line" chart:style-name="ch1">
        <chart:title svg:x="4.359cm" svg:y="0.333cm" chart:style-name="ch2">
          <text:p>Busiest Hour of the Day, by Member Type</text:p>
        </chart:title>
        <chart:subtitle svg:x="6.906cm" svg:y="1.335cm" chart:style-name="ch2">
          <text:p><text:span text:style-name="T1">July 2023 - July 2024</text:span></text:p>
        </chart:subtitle>
        <chart:legend chart:legend-position="end" svg:x="13.87cm" svg:y="4.387cm" style:legend-expansion="high" chart:style-name="ch3"/>
        <chart:plot-area chart:style-name="ch4" table:cell-range-address="'Time of the Day'.A2:'Time of the Day'.A25 'Time of the Day'.C1:'Time of the Day'.D25" chart:data-source-has-labels="both" svg:x="1.352cm" svg:y="2.189cm" svg:width="12.167cm" svg:height="6.525cm">
          <chart:coordinate-region svg:x="2.904cm" svg:y="2.391cm" svg:width="10.413cm" svg:height="5.67cm"/>
          <chart:axis chart:dimension="x" chart:name="primary-x" chart:style-name="ch5" chartooo:axis-type="auto">
            <chartooo:date-scale/>
            <chart:title svg:x="6.266cm" svg:y="8.911cm" chart:style-name="ch2">
              <text:p><text:span text:style-name="T2">Hour of the Day</text:span></text:p>
            </chart:title>
            <chart:categories table:cell-range-address="'Time of the Day'.A2:'Time of the Day'.A25"/>
          </chart:axis>
          <chart:axis chart:dimension="y" chart:name="primary-y" chart:style-name="ch5">
            <chart:title svg:x="0.451cm" svg:y="6.699cm" chart:style-name="ch6">
              <text:p><text:span text:style-name="T2">Number of Rides</text:span></text:p>
            </chart:title>
            <chart:grid chart:style-name="ch7" chart:class="major"/>
          </chart:axis>
          <chart:series chart:style-name="ch8" chart:values-cell-range-address="'Time of the Day'.C2:'Time of the Day'.C25" chart:label-cell-address="'Time of the Day'.C1:'Time of the Day'.C1" chart:class="chart:line">
            <chart:data-point chart:repeated="24"/>
          </chart:series>
          <chart:series chart:style-name="ch9" chart:values-cell-range-address="'Time of the Day'.D2:'Time of the Day'.D25" chart:label-cell-address="'Time of the Day'.D1:'Time of the Day'.D1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ual Rides</text:p>
                <draw:g>
                  <svg:desc>'Time of the Day'.C1:'Time of the Day'.C1</svg:desc>
                </draw:g>
              </table:table-cell>
              <table:table-cell office:value-type="string">
                <text:p>Member Rides</text:p>
                <draw:g>
                  <svg:desc>'Time of the Day'.D1:'Time of the Day'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of the Day'.A2:'Time of the Day'.A25</svg:desc>
                </draw:g>
              </table:table-cell>
              <table:table-cell office:value-type="float" office:value="31674">
                <text:p>31674</text:p>
                <draw:g>
                  <svg:desc>'Time of the Day'.C2:'Time of the Day'.C25</svg:desc>
                </draw:g>
              </table:table-cell>
              <table:table-cell office:value-type="float" office:value="29415">
                <text:p>29415</text:p>
                <draw:g>
                  <svg:desc>'Time of the Day'.D2:'Time of the Day'.D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0697">
                <text:p>20697</text:p>
              </table:table-cell>
              <table:table-cell office:value-type="float" office:value="17029">
                <text:p>1702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356">
                <text:p>12356</text:p>
              </table:table-cell>
              <table:table-cell office:value-type="float" office:value="9634">
                <text:p>963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717">
                <text:p>6717</text:p>
              </table:table-cell>
              <table:table-cell office:value-type="float" office:value="6403">
                <text:p>64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970">
                <text:p>4970</text:p>
              </table:table-cell>
              <table:table-cell office:value-type="float" office:value="7642">
                <text:p>764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588">
                <text:p>10588</text:p>
              </table:table-cell>
              <table:table-cell office:value-type="float" office:value="32510">
                <text:p>3251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961">
                <text:p>25961</text:p>
              </table:table-cell>
              <table:table-cell office:value-type="float" office:value="99673">
                <text:p>9967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7105">
                <text:p>47105</text:p>
              </table:table-cell>
              <table:table-cell office:value-type="float" office:value="187153">
                <text:p>1871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6550">
                <text:p>66550</text:p>
              </table:table-cell>
              <table:table-cell office:value-type="float" office:value="235316">
                <text:p>23531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8377">
                <text:p>68377</text:p>
              </table:table-cell>
              <table:table-cell office:value-type="float" office:value="158523">
                <text:p>1585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7244">
                <text:p>87244</text:p>
              </table:table-cell>
              <table:table-cell office:value-type="float" office:value="141054">
                <text:p>1410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1264">
                <text:p>111264</text:p>
              </table:table-cell>
              <table:table-cell office:value-type="float" office:value="166218">
                <text:p>1662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31715">
                <text:p>131715</text:p>
              </table:table-cell>
              <table:table-cell office:value-type="float" office:value="189440">
                <text:p>18944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6331">
                <text:p>136331</text:p>
              </table:table-cell>
              <table:table-cell office:value-type="float" office:value="188387">
                <text:p>18838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9734">
                <text:p>139734</text:p>
              </table:table-cell>
              <table:table-cell office:value-type="float" office:value="188697">
                <text:p>18869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2084">
                <text:p>152084</text:p>
              </table:table-cell>
              <table:table-cell office:value-type="float" office:value="230999">
                <text:p>2309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5012">
                <text:p>175012</text:p>
              </table:table-cell>
              <table:table-cell office:value-type="float" office:value="316638">
                <text:p>31663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91309">
                <text:p>191309</text:p>
              </table:table-cell>
              <table:table-cell office:value-type="float" office:value="373667">
                <text:p>37366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64219">
                <text:p>164219</text:p>
              </table:table-cell>
              <table:table-cell office:value-type="float" office:value="289818">
                <text:p>2898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9397">
                <text:p>119397</text:p>
              </table:table-cell>
              <table:table-cell office:value-type="float" office:value="201953">
                <text:p>2019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7131">
                <text:p>87131</text:p>
              </table:table-cell>
              <table:table-cell office:value-type="float" office:value="141109">
                <text:p>14110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9806">
                <text:p>69806</text:p>
              </table:table-cell>
              <table:table-cell office:value-type="float" office:value="105773">
                <text:p>10577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1207">
                <text:p>61207</text:p>
              </table:table-cell>
              <table:table-cell office:value-type="float" office:value="76296">
                <text:p>7629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2556">
                <text:p>42556</text:p>
              </table:table-cell>
              <table:table-cell office:value-type="float" office:value="46968">
                <text:p>4696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draw:fill-color="#b4c7d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06cm" svg:height="8.997cm" xlink:href=".." xlink:type="simple" chart:class="chart:bar" chart:style-name="ch1">
        <chart:title svg:x="5.254cm" svg:y="0.315cm" chart:style-name="ch2">
          <text:p>Busiest Days of the Week</text:p>
        </chart:title>
        <chart:subtitle svg:x="6.132cm" svg:y="1.299cm" chart:style-name="ch2">
          <text:p><text:span text:style-name="T1">July 2023 - July 2024</text:span></text:p>
        </chart:subtitle>
        <chart:plot-area chart:style-name="ch3" table:cell-range-address="'Day of the Week'.A1:'Day of the Week'.B8" chart:data-source-has-labels="both" svg:x="1.681cm" svg:y="2.135cm" svg:width="14.005cm" svg:height="5.71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3.312cm" svg:y="2.135cm" svg:width="12.295cm" svg:height="3.83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7.452cm" svg:y="8.026cm" chart:style-name="ch2">
              <text:p><text:span text:style-name="T2">Day of the Week</text:span></text:p>
            </chart:title>
            <chart:categories table:cell-range-address="'Day of the Week'.A2:'Day of the Week'.A8"/>
          </chart:axis>
          <chart:axis chart:dimension="y" chart:name="primary-y" chart:style-name="ch5">
            <chart:title svg:x="0.451cm" svg:y="5.454cm" chart:style-name="ch6">
              <text:p><text:span text:style-name="T2">Rides
</text:span></text:p>
            </chart:title>
            <chart:grid chart:style-name="ch7" chart:class="major"/>
          </chart:axis>
          <chart:axis chart:dimension="z" chart:name="primary-z" chart:style-name="ch4"/>
          <chart:series chart:style-name="ch8" chart:values-cell-range-address="'Day of the Week'.B2:'Day of the Week'.B8" chart:label-cell-address="'Day of the Week'.B1:'Day of the Week'.B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Rides</text:p>
                <draw:g>
                  <svg:desc>'Day of the Week'.B1:'Day of the Week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day</text:p>
                <draw:g>
                  <svg:desc>'Day of the Week'.A2:'Day of the Week'.A8</svg:desc>
                </draw:g>
              </table:table-cell>
              <table:table-cell office:value-type="float" office:value="720391">
                <text:p>720391</text:p>
                <draw:g>
                  <svg:desc>'Day of the Week'.B2:'Day of the Week'.B8</svg:desc>
                </draw:g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773983">
                <text:p>773983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805596">
                <text:p>805596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781364">
                <text:p>781364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762703">
                <text:p>762703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842104">
                <text:p>842104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718178">
                <text:p>7181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draw:fill-color="#b4c7d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7cm" svg:height="9.014cm" xlink:href=".." xlink:type="simple" chart:class="chart:line" chart:style-name="ch1">
        <chart:title svg:x="2.726cm" svg:y="0.316cm" chart:style-name="ch2">
          <text:p>Total Rides Across the Seasons, by Member Type</text:p>
        </chart:title>
        <chart:legend chart:legend-position="end" svg:x="12.313cm" svg:y="3.953cm" style:legend-expansion="high" chart:style-name="ch3"/>
        <chart:plot-area chart:style-name="ch4" table:cell-range-address="Seasons.A7:Seasons.C11" chart:data-source-has-labels="both" svg:x="1.32cm" svg:y="1.301cm" svg:width="10.674cm" svg:height="6.562cm">
          <chart:coordinate-region svg:x="3.172cm" svg:y="1.503cm" svg:width="8.3cm" svg:height="5.707cm"/>
          <chart:axis chart:dimension="x" chart:name="primary-x" chart:style-name="ch5" chartooo:axis-type="auto">
            <chartooo:date-scale/>
            <chart:title svg:x="5.982cm" svg:y="8.043cm" chart:style-name="ch2">
              <text:p><text:span text:style-name="T1">Seasons</text:span></text:p>
            </chart:title>
            <chart:categories table:cell-range-address="Seasons.A8:Seasons.A11"/>
            <chart:grid chart:style-name="ch6" chart:class="major"/>
          </chart:axis>
          <chart:axis chart:dimension="y" chart:name="primary-y" chart:style-name="ch7">
            <chart:title svg:x="0.451cm" svg:y="5.83cm" chart:style-name="ch8">
              <text:p><text:span text:style-name="T1">Number of Rides</text:span></text:p>
            </chart:title>
            <chart:grid chart:style-name="ch6" chart:class="major"/>
          </chart:axis>
          <chart:series chart:style-name="ch9" chart:values-cell-range-address="Seasons.B8:Seasons.B11" chart:label-cell-address="Seasons.B7:Seasons.B7" chart:class="chart:line">
            <chart:data-point chart:repeated="4"/>
          </chart:series>
          <chart:series chart:style-name="ch10" chart:values-cell-range-address="Seasons.C8:Seasons.C11" chart:label-cell-address="Seasons.C7:Seasons.C7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ual Rides</text:p>
                <draw:g>
                  <svg:desc>Seasons.B7:Seasons.B7</svg:desc>
                </draw:g>
              </table:table-cell>
              <table:table-cell office:value-type="string">
                <text:p>Member Rides</text:p>
                <draw:g>
                  <svg:desc>Seasons.C7:Seasons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ring</text:p>
                <draw:g>
                  <svg:desc>Seasons.A8:Seasons.A11</svg:desc>
                </draw:g>
              </table:table-cell>
              <table:table-cell office:value-type="float" office:value="369077">
                <text:p>369077</text:p>
                <draw:g>
                  <svg:desc>Seasons.B8:Seasons.B11</svg:desc>
                </draw:g>
              </table:table-cell>
              <table:table-cell office:value-type="float" office:value="728957">
                <text:p>728957</text:p>
                <draw:g>
                  <svg:desc>Seasons.C8:Seasons.C11</svg:desc>
                </draw:g>
              </table:table-cell>
            </table:table-row>
            <table:table-row>
              <table:table-cell office:value-type="string">
                <text:p>Summer</text:p>
              </table:table-cell>
              <table:table-cell office:value-type="float" office:value="1038471">
                <text:p>1038471</text:p>
              </table:table-cell>
              <table:table-cell office:value-type="float" office:value="1429153">
                <text:p>1429153</text:p>
              </table:table-cell>
            </table:table-row>
            <table:table-row>
              <table:table-cell office:value-type="string">
                <text:p>Fall</text:p>
              </table:table-cell>
              <table:table-cell office:value-type="float" office:value="451470">
                <text:p>451470</text:p>
              </table:table-cell>
              <table:table-cell office:value-type="float" office:value="873458">
                <text:p>873458</text:p>
              </table:table-cell>
            </table:table-row>
            <table:table-row>
              <table:table-cell office:value-type="string">
                <text:p>Winter</text:p>
              </table:table-cell>
              <table:table-cell office:value-type="float" office:value="104986">
                <text:p>104986</text:p>
              </table:table-cell>
              <table:table-cell office:value-type="float" office:value="408747">
                <text:p>40874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2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draw:fill-color="#b4c7d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5cm" svg:height="9.014cm" xlink:href=".." xlink:type="simple" chart:class="chart:line" chart:style-name="ch1">
        <chart:title svg:x="2.984cm" svg:y="0.316cm" chart:style-name="ch2">
          <text:p>Total Rides Across the Month, by Member Type</text:p>
        </chart:title>
        <chart:legend chart:legend-position="end" svg:x="12.311cm" svg:y="3.953cm" style:legend-expansion="high" chart:style-name="ch3"/>
        <chart:plot-area chart:style-name="ch4" table:cell-range-address="'Day of the Month'.D1:'Day of the Month'.F32" chart:data-source-has-labels="both" svg:x="1.32cm" svg:y="1.301cm" svg:width="10.672cm" svg:height="6.562cm">
          <chart:coordinate-region svg:x="2.872cm" svg:y="1.503cm" svg:width="8.976cm" svg:height="5.542cm"/>
          <chart:axis chart:dimension="x" chart:name="primary-x" chart:style-name="ch5" chartooo:axis-type="auto">
            <chartooo:date-scale/>
            <chart:title svg:x="5.39cm" svg:y="8.043cm" chart:style-name="ch2">
              <text:p><text:span text:style-name="T1">Day of the Month</text:span></text:p>
            </chart:title>
            <chart:categories table:cell-range-address="'Day of the Month'.D2:'Day of the Month'.D32"/>
          </chart:axis>
          <chart:axis chart:dimension="y" chart:name="primary-y" chart:style-name="ch6">
            <chart:title svg:x="0.451cm" svg:y="5.83cm" chart:style-name="ch7">
              <text:p><text:span text:style-name="T1">Number of Rides</text:span></text:p>
            </chart:title>
            <chart:grid chart:style-name="ch8" chart:class="major"/>
          </chart:axis>
          <chart:series chart:style-name="ch9" chart:values-cell-range-address="'Day of the Month'.E2:'Day of the Month'.E32" chart:label-cell-address="'Day of the Month'.E1:'Day of the Month'.E1" chart:class="chart:line">
            <chart:data-point chart:repeated="31"/>
          </chart:series>
          <chart:series chart:style-name="ch10" chart:values-cell-range-address="'Day of the Month'.F2:'Day of the Month'.F32" chart:label-cell-address="'Day of the Month'.F1:'Day of the Month'.F1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ual Rides</text:p>
                <draw:g>
                  <svg:desc>'Day of the Month'.E1:'Day of the Month'.E1</svg:desc>
                </draw:g>
              </table:table-cell>
              <table:table-cell office:value-type="string">
                <text:p>Member Rides</text:p>
                <draw:g>
                  <svg:desc>'Day of the Month'.F1:'Day of the Month'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y of the Month'.D2:'Day of the Month'.D32</svg:desc>
                </draw:g>
              </table:table-cell>
              <table:table-cell office:value-type="float" office:value="58225">
                <text:p>58225</text:p>
                <draw:g>
                  <svg:desc>'Day of the Month'.E2:'Day of the Month'.E32</svg:desc>
                </draw:g>
              </table:table-cell>
              <table:table-cell office:value-type="float" office:value="102959">
                <text:p>102959</text:p>
                <draw:g>
                  <svg:desc>'Day of the Month'.F2:'Day of the Month'.F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3149">
                <text:p>63149</text:p>
              </table:table-cell>
              <table:table-cell office:value-type="float" office:value="108695">
                <text:p>10869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3178">
                <text:p>73178</text:p>
              </table:table-cell>
              <table:table-cell office:value-type="float" office:value="114855">
                <text:p>1148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1480">
                <text:p>81480</text:p>
              </table:table-cell>
              <table:table-cell office:value-type="float" office:value="115241">
                <text:p>11524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9228">
                <text:p>59228</text:p>
              </table:table-cell>
              <table:table-cell office:value-type="float" office:value="107056">
                <text:p>10705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4197">
                <text:p>64197</text:p>
              </table:table-cell>
              <table:table-cell office:value-type="float" office:value="116268">
                <text:p>1162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9379">
                <text:p>59379</text:p>
              </table:table-cell>
              <table:table-cell office:value-type="float" office:value="113643">
                <text:p>1136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4287">
                <text:p>64287</text:p>
              </table:table-cell>
              <table:table-cell office:value-type="float" office:value="116565">
                <text:p>11656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8982">
                <text:p>68982</text:p>
              </table:table-cell>
              <table:table-cell office:value-type="float" office:value="113230">
                <text:p>11323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9788">
                <text:p>59788</text:p>
              </table:table-cell>
              <table:table-cell office:value-type="float" office:value="117039">
                <text:p>11703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5694">
                <text:p>55694</text:p>
              </table:table-cell>
              <table:table-cell office:value-type="float" office:value="113648">
                <text:p>1136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6680">
                <text:p>66680</text:p>
              </table:table-cell>
              <table:table-cell office:value-type="float" office:value="116190">
                <text:p>11619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7131">
                <text:p>67131</text:p>
              </table:table-cell>
              <table:table-cell office:value-type="float" office:value="117161">
                <text:p>11716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8552">
                <text:p>58552</text:p>
              </table:table-cell>
              <table:table-cell office:value-type="float" office:value="105317">
                <text:p>10531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1660">
                <text:p>71660</text:p>
              </table:table-cell>
              <table:table-cell office:value-type="float" office:value="120054">
                <text:p>12005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8852">
                <text:p>68852</text:p>
              </table:table-cell>
              <table:table-cell office:value-type="float" office:value="112384">
                <text:p>11238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5366">
                <text:p>55366</text:p>
              </table:table-cell>
              <table:table-cell office:value-type="float" office:value="109516">
                <text:p>10951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5021">
                <text:p>65021</text:p>
              </table:table-cell>
              <table:table-cell office:value-type="float" office:value="120599">
                <text:p>1205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9626">
                <text:p>69626</text:p>
              </table:table-cell>
              <table:table-cell office:value-type="float" office:value="114503">
                <text:p>1145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7761">
                <text:p>67761</text:p>
              </table:table-cell>
              <table:table-cell office:value-type="float" office:value="116238">
                <text:p>11623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8709">
                <text:p>68709</text:p>
              </table:table-cell>
              <table:table-cell office:value-type="float" office:value="116397">
                <text:p>11639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7293">
                <text:p>67293</text:p>
              </table:table-cell>
              <table:table-cell office:value-type="float" office:value="112590">
                <text:p>11259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7223">
                <text:p>67223</text:p>
              </table:table-cell>
              <table:table-cell office:value-type="float" office:value="107653">
                <text:p>10765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5388">
                <text:p>55388</text:p>
              </table:table-cell>
              <table:table-cell office:value-type="float" office:value="105706">
                <text:p>10570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0140">
                <text:p>60140</text:p>
              </table:table-cell>
              <table:table-cell office:value-type="float" office:value="111132">
                <text:p>11113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5202">
                <text:p>55202</text:p>
              </table:table-cell>
              <table:table-cell office:value-type="float" office:value="103911">
                <text:p>10391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2439">
                <text:p>72439</text:p>
              </table:table-cell>
              <table:table-cell office:value-type="float" office:value="114750">
                <text:p>11475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0459">
                <text:p>50459</text:p>
              </table:table-cell>
              <table:table-cell office:value-type="float" office:value="99708">
                <text:p>9970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3492">
                <text:p>63492</text:p>
              </table:table-cell>
              <table:table-cell office:value-type="float" office:value="112314">
                <text:p>1123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8867">
                <text:p>68867</text:p>
              </table:table-cell>
              <table:table-cell office:value-type="float" office:value="115335">
                <text:p>11533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6556">
                <text:p>36556</text:p>
              </table:table-cell>
              <table:table-cell office:value-type="float" office:value="69658">
                <text:p>6965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2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 draw:fill-color="#b4c7d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14cm" svg:height="9.013cm" xlink:href=".." xlink:type="simple" chart:class="chart:bar" chart:style-name="ch1">
        <chart:title svg:x="3.99cm" svg:y="0.316cm" chart:style-name="ch2">
          <text:p>Average Ride Length  vs. Time of Day</text:p>
        </chart:title>
        <chart:plot-area chart:style-name="ch3" table:cell-range-address="'Time of the Day'.A59:'Time of the Day'.B62 'Time of the Day'.B58:'Time of the Day'.B58" chart:data-source-has-labels="both" svg:x="1.321cm" svg:y="1.301cm" svg:width="14.373cm" svg:height="7.532cm">
          <chart:coordinate-region svg:x="2.472cm" svg:y="1.503cm" svg:width="13.222cm" svg:height="6.677cm"/>
          <chart:axis chart:dimension="x" chart:name="primary-x" chart:style-name="ch4" chartooo:axis-type="auto">
            <chartooo:date-scale/>
            <chart:categories table:cell-range-address="'Time of the Day'.A59:'Time of the Day'.A62"/>
          </chart:axis>
          <chart:axis chart:dimension="y" chart:name="primary-y" chart:style-name="ch5">
            <chart:title svg:x="0.451cm" svg:y="5.68cm" chart:style-name="ch6">
              <text:p><text:span text:style-name="T1">Minutes</text:span></text:p>
            </chart:title>
            <chart:grid chart:style-name="ch7" chart:class="major"/>
          </chart:axis>
          <chart:series chart:style-name="ch8" chart:values-cell-range-address="'Time of the Day'.B59:'Time of the Day'.B62" chart:label-cell-address="'Time of the Day'.B58:'Time of the Day'.B58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ide Length</text:p>
                <draw:g>
                  <svg:desc>'Time of the Day'.B58:'Time of the Day'.B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rning</text:p>
                <draw:g>
                  <svg:desc>'Time of the Day'.A59:'Time of the Day'.A62</svg:desc>
                </draw:g>
              </table:table-cell>
              <table:table-cell office:value-type="float" office:value="17.19031">
                <text:p>17.19031</text:p>
                <draw:g>
                  <svg:desc>'Time of the Day'.B59:'Time of the Day'.B62</svg:desc>
                </draw:g>
              </table:table-cell>
            </table:table-row>
            <table:table-row>
              <table:table-cell office:value-type="string">
                <text:p>Afternoon</text:p>
              </table:table-cell>
              <table:table-cell office:value-type="float" office:value="20.72648">
                <text:p>20.72648</text:p>
              </table:table-cell>
            </table:table-row>
            <table:table-row>
              <table:table-cell office:value-type="string">
                <text:p>Evening</text:p>
              </table:table-cell>
              <table:table-cell office:value-type="float" office:value="20.07615">
                <text:p>20.07615</text:p>
              </table:table-cell>
            </table:table-row>
            <table:table-row>
              <table:table-cell office:value-type="string">
                <text:p>Night</text:p>
              </table:table-cell>
              <table:table-cell office:value-type="float" office:value="23.1477">
                <text:p>23.147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2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draw:fill-color="#b4c7d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.004cm" svg:height="9.002cm" xlink:href=".." xlink:type="simple" chart:class="chart:bar" chart:style-name="ch1">
        <chart:title svg:x="4.968cm" svg:y="0.316cm" chart:style-name="ch2">
          <text:p>Total Rides and Time of Day</text:p>
        </chart:title>
        <chart:subtitle svg:x="6.131cm" svg:y="1.301cm" chart:style-name="ch2">
          <text:p><text:span text:style-name="T1">July 2023 - July 2024</text:span></text:p>
        </chart:subtitle>
        <chart:plot-area chart:style-name="ch3" table:cell-range-address="'Time of the Day'.D59:'Time of the Day'.E62 'Time of the Day'.E58:'Time of the Day'.E58" chart:data-source-has-labels="both" svg:x="1.321cm" svg:y="2.138cm" svg:width="14.363cm" svg:height="6.684cm">
          <chart:coordinate-region svg:x="3.173cm" svg:y="2.34cm" svg:width="12.511cm" svg:height="5.829cm"/>
          <chart:axis chart:dimension="x" chart:name="primary-x" chart:style-name="ch4" chartooo:axis-type="auto">
            <chartooo:date-scale/>
            <chart:categories table:cell-range-address="'Time of the Day'.D59:'Time of the Day'.D62"/>
          </chart:axis>
          <chart:axis chart:dimension="y" chart:name="primary-y" chart:style-name="ch5">
            <chart:title svg:x="0.451cm" svg:y="6.728cm" chart:style-name="ch6">
              <text:p><text:span text:style-name="T2">Number of Rides</text:span></text:p>
            </chart:title>
            <chart:grid chart:style-name="ch7" chart:class="major"/>
          </chart:axis>
          <chart:series chart:style-name="ch8" chart:values-cell-range-address="'Time of the Day'.E59:'Time of the Day'.E62" chart:label-cell-address="'Time of the Day'.E58:'Time of the Day'.E58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Rides</text:p>
                <draw:g>
                  <svg:desc>'Time of the Day'.E58:'Time of the Day'.E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rning</text:p>
                <draw:g>
                  <svg:desc>'Time of the Day'.D59:'Time of the Day'.D62</svg:desc>
                </draw:g>
              </table:table-cell>
              <table:table-cell office:value-type="float" office:value="1394438">
                <text:p>1394438</text:p>
                <draw:g>
                  <svg:desc>'Time of the Day'.E59:'Time of the Day'.E62</svg:desc>
                </draw:g>
              </table:table-cell>
            </table:table-row>
            <table:table-row>
              <table:table-cell office:value-type="string">
                <text:p>Afternoon</text:p>
              </table:table-cell>
              <table:table-cell office:value-type="float" office:value="2414013">
                <text:p>2414013</text:p>
              </table:table-cell>
            </table:table-row>
            <table:table-row>
              <table:table-cell office:value-type="string">
                <text:p>Evening</text:p>
              </table:table-cell>
              <table:table-cell office:value-type="float" office:value="1406233">
                <text:p>1406233</text:p>
              </table:table-cell>
            </table:table-row>
            <table:table-row>
              <table:table-cell office:value-type="string">
                <text:p>Night</text:p>
              </table:table-cell>
              <table:table-cell office:value-type="float" office:value="189635">
                <text:p>189635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2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draw:fill-color="#b4c7d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8.737cm" svg:height="10.539cm" xlink:href=".." xlink:type="simple" chart:class="chart:bar" chart:style-name="ch1">
        <chart:title svg:x="6.334cm" svg:y="0.346cm" chart:style-name="ch2">
          <text:p>Total Rides and Time of Day</text:p>
        </chart:title>
        <chart:subtitle svg:x="7.074cm" svg:y="1.361cm" chart:style-name="ch2">
          <text:p><text:span text:style-name="T1">Grouped by Member Type</text:span></text:p>
        </chart:subtitle>
        <chart:legend chart:legend-position="end" svg:x="16.422cm" svg:y="4.211cm" style:legend-expansion="high" chart:style-name="ch3"/>
        <chart:plot-area chart:style-name="ch4" table:cell-range-address="'Time of the Day'.A82:'Time of the Day'.E83 'Time of the Day'.B81:'Time of the Day'.E81" chart:data-source-has-labels="both" svg:x="1.375cm" svg:y="2.228cm" svg:width="14.673cm" svg:height="8.101cm">
          <chart:coordinate-region svg:x="3.227cm" svg:y="2.431cm" svg:width="12.821cm" svg:height="7.245cm"/>
          <chart:axis chart:dimension="x" chart:name="primary-x" chart:style-name="ch5" chartooo:axis-type="auto">
            <chartooo:date-scale/>
            <chart:categories table:cell-range-address="'Time of the Day'.A82:'Time of the Day'.A83"/>
          </chart:axis>
          <chart:axis chart:dimension="y" chart:name="primary-y" chart:style-name="ch6">
            <chart:title svg:x="0.451cm" svg:y="7.526cm" chart:style-name="ch7">
              <text:p><text:span text:style-name="T2">Number of Rides</text:span></text:p>
            </chart:title>
            <chart:grid chart:style-name="ch8" chart:class="major"/>
          </chart:axis>
          <chart:series chart:style-name="ch9" chart:values-cell-range-address="'Time of the Day'.B82:'Time of the Day'.B83" chart:label-cell-address="'Time of the Day'.B81:'Time of the Day'.B81" chart:class="chart:bar">
            <chart:data-point chart:repeated="2"/>
          </chart:series>
          <chart:series chart:style-name="ch10" chart:values-cell-range-address="'Time of the Day'.C82:'Time of the Day'.C83" chart:label-cell-address="'Time of the Day'.C81:'Time of the Day'.C81" chart:class="chart:bar">
            <chart:data-point chart:repeated="2"/>
          </chart:series>
          <chart:series chart:style-name="ch11" chart:values-cell-range-address="'Time of the Day'.D82:'Time of the Day'.D83" chart:label-cell-address="'Time of the Day'.D81:'Time of the Day'.D81" chart:class="chart:bar">
            <chart:data-point chart:repeated="2"/>
          </chart:series>
          <chart:series chart:style-name="ch12" chart:values-cell-range-address="'Time of the Day'.E82:'Time of the Day'.E83" chart:label-cell-address="'Time of the Day'.E81:'Time of the Day'.E8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ning</text:p>
                <draw:g>
                  <svg:desc>'Time of the Day'.B81:'Time of the Day'.B81</svg:desc>
                </draw:g>
              </table:table-cell>
              <table:table-cell office:value-type="string">
                <text:p>Afternoon</text:p>
                <draw:g>
                  <svg:desc>'Time of the Day'.C81:'Time of the Day'.C81</svg:desc>
                </draw:g>
              </table:table-cell>
              <table:table-cell office:value-type="string">
                <text:p>Evening</text:p>
                <draw:g>
                  <svg:desc>'Time of the Day'.D81:'Time of the Day'.D81</svg:desc>
                </draw:g>
              </table:table-cell>
              <table:table-cell office:value-type="string">
                <text:p>Night</text:p>
                <draw:g>
                  <svg:desc>'Time of the Day'.E81:'Time of the Day'.E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sual Riders</text:p>
                <draw:g>
                  <svg:desc>'Time of the Day'.A82:'Time of the Day'.A83</svg:desc>
                </draw:g>
              </table:table-cell>
              <table:table-cell office:value-type="float" office:value="406501">
                <text:p>406501</text:p>
                <draw:g>
                  <svg:desc>'Time of the Day'.B82:'Time of the Day'.B83</svg:desc>
                </draw:g>
              </table:table-cell>
              <table:table-cell office:value-type="float" office:value="926185">
                <text:p>926185</text:p>
                <draw:g>
                  <svg:desc>'Time of the Day'.C82:'Time of the Day'.C83</svg:desc>
                </draw:g>
              </table:table-cell>
              <table:table-cell office:value-type="float" office:value="544316">
                <text:p>544316</text:p>
                <draw:g>
                  <svg:desc>'Time of the Day'.D82:'Time of the Day'.D83</svg:desc>
                </draw:g>
              </table:table-cell>
              <table:table-cell office:value-type="float" office:value="87002">
                <text:p>87002</text:p>
                <draw:g>
                  <svg:desc>'Time of the Day'.E82:'Time of the Day'.E83</svg:desc>
                </draw:g>
              </table:table-cell>
            </table:table-row>
            <table:table-row>
              <table:table-cell office:value-type="string">
                <text:p>Member Riders</text:p>
              </table:table-cell>
              <table:table-cell office:value-type="float" office:value="987937">
                <text:p>987937</text:p>
              </table:table-cell>
              <table:table-cell office:value-type="float" office:value="1487828">
                <text:p>1487828</text:p>
              </table:table-cell>
              <table:table-cell office:value-type="float" office:value="861917">
                <text:p>861917</text:p>
              </table:table-cell>
              <table:table-cell office:value-type="float" office:value="102633">
                <text:p>102633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2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draw:fill-color="#b4c7d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d428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5.988cm" svg:height="8.996cm" xlink:href=".." xlink:type="simple" chart:class="chart:bar" chart:style-name="ch1">
        <chart:title svg:x="3.369cm" svg:y="0.315cm" chart:style-name="ch2">
          <text:p>Busiest Days of the Week, by Member Type</text:p>
        </chart:title>
        <chart:subtitle svg:x="6.123cm" svg:y="1.299cm" chart:style-name="ch2">
          <text:p><text:span text:style-name="T1">July 2023 - July 2024</text:span></text:p>
        </chart:subtitle>
        <chart:legend chart:legend-position="end" svg:x="12.774cm" svg:y="3.944cm" style:legend-expansion="high" chart:style-name="ch3"/>
        <chart:plot-area chart:style-name="ch4" table:cell-range-address="'Day of the Week'.A10:'Day of the Week'.C17" chart:data-source-has-labels="both" svg:x="1.68cm" svg:y="2.135cm" svg:width="10.775cm" svg:height="5.71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3.258cm" svg:y="2.175cm" svg:width="9.171cm" svg:height="3.79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5.836cm" svg:y="8.025cm" chart:style-name="ch2">
              <text:p><text:span text:style-name="T2">Day of the Week</text:span></text:p>
            </chart:title>
            <chart:categories table:cell-range-address="'Day of the Week'.A11:'Day of the Week'.A17"/>
          </chart:axis>
          <chart:axis chart:dimension="y" chart:name="primary-y" chart:style-name="ch6">
            <chart:title svg:x="0.451cm" svg:y="5.453cm" chart:style-name="ch7">
              <text:p><text:span text:style-name="T2">Rides
</text:span>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'Day of the Week'.B11:'Day of the Week'.B17" chart:label-cell-address="'Day of the Week'.B10:'Day of the Week'.B10" chart:class="chart:bar">
            <chart:data-point chart:repeated="7"/>
          </chart:series>
          <chart:series chart:style-name="ch10" chart:values-cell-range-address="'Day of the Week'.C11:'Day of the Week'.C17" chart:label-cell-address="'Day of the Week'.C10:'Day of the Week'.C10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ual Riders</text:p>
                <draw:g>
                  <svg:desc>'Day of the Week'.B10:'Day of the Week'.B10</svg:desc>
                </draw:g>
              </table:table-cell>
              <table:table-cell office:value-type="string">
                <text:p>Member Riders</text:p>
                <draw:g>
                  <svg:desc>'Day of the Week'.C10:'Day of the Week'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day</text:p>
                <draw:g>
                  <svg:desc>'Day of the Week'.A11:'Day of the Week'.A17</svg:desc>
                </draw:g>
              </table:table-cell>
              <table:table-cell office:value-type="float" office:value="229464">
                <text:p>229464</text:p>
                <draw:g>
                  <svg:desc>'Day of the Week'.B11:'Day of the Week'.B17</svg:desc>
                </draw:g>
              </table:table-cell>
              <table:table-cell office:value-type="float" office:value="490927">
                <text:p>490927</text:p>
                <draw:g>
                  <svg:desc>'Day of the Week'.C11:'Day of the Week'.C17</svg:desc>
                </draw:g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228636">
                <text:p>228636</text:p>
              </table:table-cell>
              <table:table-cell office:value-type="float" office:value="545347">
                <text:p>545347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241806">
                <text:p>241806</text:p>
              </table:table-cell>
              <table:table-cell office:value-type="float" office:value="563790">
                <text:p>563790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242273">
                <text:p>242273</text:p>
              </table:table-cell>
              <table:table-cell office:value-type="float" office:value="539091">
                <text:p>539091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283631">
                <text:p>283631</text:p>
              </table:table-cell>
              <table:table-cell office:value-type="float" office:value="479072">
                <text:p>479072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403859">
                <text:p>403859</text:p>
              </table:table-cell>
              <table:table-cell office:value-type="float" office:value="438245">
                <text:p>438245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334335">
                <text:p>334335</text:p>
              </table:table-cell>
              <table:table-cell office:value-type="float" office:value="383843">
                <text:p>3838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draw:fill-color="#b4c7d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8cm" svg:height="9.002cm" xlink:href=".." xlink:type="simple" chart:class="chart:line" chart:style-name="ch1">
        <chart:title svg:x="4.862cm" svg:y="0.316cm" chart:style-name="ch2">
          <text:p>Total Rides Across the Month</text:p>
        </chart:title>
        <chart:plot-area chart:style-name="ch3" table:cell-range-address="'Day of the Month'.A1:'Day of the Month'.B32" chart:data-source-has-labels="both" svg:x="1.32cm" svg:y="1.301cm" svg:width="14.359cm" svg:height="6.55cm">
          <chart:coordinate-region svg:x="2.872cm" svg:y="1.503cm" svg:width="12.605cm" svg:height="5.695cm"/>
          <chart:axis chart:dimension="x" chart:name="primary-x" chart:style-name="ch4" chartooo:axis-type="auto">
            <chartooo:date-scale/>
            <chart:title svg:x="7.233cm" svg:y="8.031cm" chart:style-name="ch2">
              <text:p><text:span text:style-name="T1">Day of the Month</text:span></text:p>
            </chart:title>
            <chart:categories table:cell-range-address="'Day of the Month'.A2:'Day of the Month'.A32"/>
          </chart:axis>
          <chart:axis chart:dimension="y" chart:name="primary-y" chart:style-name="ch5">
            <chart:title svg:x="0.451cm" svg:y="5.824cm" chart:style-name="ch6">
              <text:p><text:span text:style-name="T1">Number of Rides</text:span></text:p>
            </chart:title>
            <chart:grid chart:style-name="ch7" chart:class="major"/>
          </chart:axis>
          <chart:series chart:style-name="ch8" chart:values-cell-range-address="'Day of the Month'.B2:'Day of the Month'.B32" chart:label-cell-address="'Day of the Month'.B1:'Day of the Month'.B1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Rides</text:p>
                <draw:g>
                  <svg:desc>'Day of the Month'.B1:'Day of the Month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y of the Month'.A2:'Day of the Month'.A32</svg:desc>
                </draw:g>
              </table:table-cell>
              <table:table-cell office:value-type="float" office:value="161184">
                <text:p>161184</text:p>
                <draw:g>
                  <svg:desc>'Day of the Month'.B2:'Day of the Month'.B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71844">
                <text:p>17184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8033">
                <text:p>1880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6721">
                <text:p>1967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6284">
                <text:p>16628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80465">
                <text:p>1804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73022">
                <text:p>1730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0852">
                <text:p>1808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82212">
                <text:p>1822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6827">
                <text:p>17682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69342">
                <text:p>16934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82870">
                <text:p>18287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84292">
                <text:p>1842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63869">
                <text:p>1638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91714">
                <text:p>1917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1236">
                <text:p>18123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64882">
                <text:p>16488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5620">
                <text:p>18562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84129">
                <text:p>1841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3999">
                <text:p>18399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85106">
                <text:p>18510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79883">
                <text:p>17988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74876">
                <text:p>17487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61094">
                <text:p>16109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71272">
                <text:p>17127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59113">
                <text:p>15911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87189">
                <text:p>18718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50167">
                <text:p>15016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75806">
                <text:p>1758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84202">
                <text:p>18420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06214">
                <text:p>1062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b4c7d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visible="fals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5.993cm" svg:height="8.996cm" xlink:href=".." xlink:type="simple" chart:class="chart:bar" chart:style-name="ch1">
        <chart:title svg:x="5.117cm" svg:y="0.315cm" chart:style-name="ch2">
          <text:p>Busiest Months of the Year</text:p>
        </chart:title>
        <chart:subtitle svg:x="6.126cm" svg:y="1.299cm" chart:style-name="ch2">
          <text:p><text:span text:style-name="T1">Total Rides by Month</text:span></text:p>
        </chart:subtitle>
        <chart:plot-area chart:style-name="ch3" table:cell-range-address="'Month of the Year'.A1:'Month of the Year'.B13" chart:data-source-has-labels="both" svg:x="1.32cm" svg:y="2.135cm" svg:width="14.354cm" svg:height="6.682cm">
          <chart:coordinate-region svg:x="3.172cm" svg:y="2.337cm" svg:width="12.502cm" svg:height="4.701cm"/>
          <chart:axis chart:dimension="x" chart:name="primary-x" chart:style-name="ch4" chartooo:axis-type="auto">
            <chartooo:date-scale/>
            <chart:title svg:x="0cm" svg:y="0cm" chart:style-name="ch5">
              <text:p><text:span text:style-name="T2">Month</text:span></text:p>
            </chart:title>
            <chart:categories table:cell-range-address="'Month of the Year'.A2:'Month of the Year'.A13"/>
          </chart:axis>
          <chart:axis chart:dimension="y" chart:name="primary-y" chart:style-name="ch6">
            <chart:title svg:x="0.451cm" svg:y="6.724cm" chart:style-name="ch7">
              <text:p><text:span text:style-name="T2">Number of Rides</text:span></text:p>
            </chart:title>
            <chart:grid chart:style-name="ch8" chart:class="major"/>
          </chart:axis>
          <chart:series chart:style-name="ch9" chart:values-cell-range-address="'Month of the Year'.B2:'Month of the Year'.B13" chart:label-cell-address="'Month of the Year'.B1:'Month of the Year'.B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Rides</text:p>
                <draw:g>
                  <svg:desc>'Month of the Year'.B1:'Month of the Year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uary</text:p>
                <draw:g>
                  <svg:desc>'Month of the Year'.A2:'Month of the Year'.A13</svg:desc>
                </draw:g>
              </table:table-cell>
              <table:table-cell office:value-type="float" office:value="125680">
                <text:p>125680</text:p>
                <draw:g>
                  <svg:desc>'Month of the Year'.B2:'Month of the Year'.B13</svg:desc>
                </draw:g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199726">
                <text:p>199726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257370">
                <text:p>257370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340132">
                <text:p>340132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500532">
                <text:p>500532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566711">
                <text:p>566711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1248293">
                <text:p>1248293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652620">
                <text:p>652620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564934">
                <text:p>564934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452587">
                <text:p>452587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307407">
                <text:p>307407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188327">
                <text:p>1883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b4c7d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chart:visible="false" style:rotation-angle="0"/>
      <style:text-properties fo:font-size="13pt" style:font-size-asian="13pt" style:font-size-complex="13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11cm" svg:height="8.997cm" xlink:href=".." xlink:type="simple" chart:class="chart:bar" chart:style-name="ch1">
        <chart:title svg:x="3.25cm" svg:y="0.315cm" chart:style-name="ch2">
          <text:p>Busiest Months of the Year, by Member Type</text:p>
        </chart:title>
        <chart:subtitle svg:x="6.135cm" svg:y="1.299cm" chart:style-name="ch2">
          <text:p><text:span text:style-name="T1">Total Rides by Month</text:span></text:p>
        </chart:subtitle>
        <chart:legend chart:legend-position="end" svg:x="12.916cm" svg:y="3.944cm" style:legend-expansion="high" chart:style-name="ch3"/>
        <chart:plot-area chart:style-name="ch4" table:cell-range-address="'Month of the Year'.A15:'Month of the Year'.C27" chart:data-source-has-labels="both" svg:x="1.321cm" svg:y="2.135cm" svg:width="11.275cm" svg:height="6.683cm">
          <chart:coordinate-region svg:x="2.873cm" svg:y="2.337cm" svg:width="9.723cm" svg:height="4.701cm"/>
          <chart:axis chart:dimension="x" chart:name="primary-x" chart:style-name="ch5" chartooo:axis-type="auto">
            <chartooo:date-scale/>
            <chart:title svg:x="0cm" svg:y="0cm" chart:style-name="ch6">
              <text:p><text:span text:style-name="T2">Title</text:span></text:p>
            </chart:title>
            <chart:categories table:cell-range-address="'Month of the Year'.A16:'Month of the Year'.A27"/>
          </chart:axis>
          <chart:axis chart:dimension="y" chart:name="primary-y" chart:style-name="ch7">
            <chart:title svg:x="0.451cm" svg:y="6.724cm" chart:style-name="ch8">
              <text:p><text:span text:style-name="T3">Number of Rides</text:span></text:p>
            </chart:title>
            <chart:grid chart:style-name="ch9" chart:class="major"/>
          </chart:axis>
          <chart:series chart:style-name="ch10" chart:values-cell-range-address="'Month of the Year'.B16:'Month of the Year'.B27" chart:label-cell-address="'Month of the Year'.B15:'Month of the Year'.B15" chart:class="chart:bar">
            <chart:data-point chart:repeated="12"/>
          </chart:series>
          <chart:series chart:style-name="ch11" chart:values-cell-range-address="'Month of the Year'.C16:'Month of the Year'.C27" chart:label-cell-address="'Month of the Year'.C15:'Month of the Year'.C15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ual Rides</text:p>
                <draw:g>
                  <svg:desc>'Month of the Year'.B15:'Month of the Year'.B15</svg:desc>
                </draw:g>
              </table:table-cell>
              <table:table-cell office:value-type="string">
                <text:p>Member Rides</text:p>
                <draw:g>
                  <svg:desc>'Month of the Year'.C15:'Month of the Year'.C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uary</text:p>
                <draw:g>
                  <svg:desc>'Month of the Year'.A16:'Month of the Year'.A27</svg:desc>
                </draw:g>
              </table:table-cell>
              <table:table-cell office:value-type="float" office:value="20425">
                <text:p>20425</text:p>
                <draw:g>
                  <svg:desc>'Month of the Year'.B16:'Month of the Year'.B27</svg:desc>
                </draw:g>
              </table:table-cell>
              <table:table-cell office:value-type="float" office:value="105255">
                <text:p>105255</text:p>
                <draw:g>
                  <svg:desc>'Month of the Year'.C16:'Month of the Year'.C27</svg:desc>
                </draw:g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42040">
                <text:p>42040</text:p>
              </table:table-cell>
              <table:table-cell office:value-type="float" office:value="157686">
                <text:p>157686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70690">
                <text:p>70690</text:p>
              </table:table-cell>
              <table:table-cell office:value-type="float" office:value="186680">
                <text:p>186680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108190">
                <text:p>108190</text:p>
              </table:table-cell>
              <table:table-cell office:value-type="float" office:value="231942">
                <text:p>231942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190197">
                <text:p>190197</text:p>
              </table:table-cell>
              <table:table-cell office:value-type="float" office:value="310335">
                <text:p>310335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239269">
                <text:p>239269</text:p>
              </table:table-cell>
              <table:table-cell office:value-type="float" office:value="327342">
                <text:p>327342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536456">
                <text:p>536456</text:p>
              </table:table-cell>
              <table:table-cell office:value-type="float" office:value="711837">
                <text:p>711837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262646">
                <text:p>262646</text:p>
              </table:table-cell>
              <table:table-cell office:value-type="float" office:value="389974">
                <text:p>389974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221185">
                <text:p>221185</text:p>
              </table:table-cell>
              <table:table-cell office:value-type="float" office:value="343749">
                <text:p>343749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147985">
                <text:p>147985</text:p>
              </table:table-cell>
              <table:table-cell office:value-type="float" office:value="304602">
                <text:p>304602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82300">
                <text:p>82300</text:p>
              </table:table-cell>
              <table:table-cell office:value-type="float" office:value="225107">
                <text:p>225107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42521">
                <text:p>42521</text:p>
              </table:table-cell>
              <table:table-cell office:value-type="float" office:value="145806">
                <text:p>1458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draw:fill-color="#b4c7d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5eb91e"/>
    </style:style>
    <style:style style:name="ch10" style:family="chart">
      <style:chart-properties chart:solid-type="cuboid"/>
      <style:graphic-properties draw:fill-color="#f10d0c"/>
    </style:style>
    <style:style style:name="ch11" style:family="chart">
      <style:chart-properties chart:solid-type="cuboid"/>
      <style:graphic-properties draw:fill-color="#472702"/>
    </style:style>
    <style:style style:name="ch12" style:family="chart">
      <style:chart-properties chart:solid-type="cuboid"/>
      <style:graphic-properties draw:fill-color="#355269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</office:automatic-styles>
  <office:body>
    <office:chart>
      <chart:chart svg:width="14.089cm" svg:height="7.925cm" xlink:href=".." xlink:type="simple" chart:class="chart:circle" chart:style-name="ch1">
        <chart:title svg:x="3.648cm" svg:y="0.294cm" chart:style-name="ch2">
          <text:p>Total Rides Across the Seasons</text:p>
        </chart:title>
        <chart:subtitle svg:x="5.173cm" svg:y="1.257cm" chart:style-name="ch2">
          <text:p><text:span text:style-name="T1">July 2023 - July 2024</text:span></text:p>
        </chart:subtitle>
        <chart:legend chart:legend-position="end" svg:x="11.974cm" svg:y="2.904cm" style:legend-expansion="high" chart:style-name="ch3"/>
        <chart:plot-area chart:style-name="ch4" table:cell-range-address="Seasons.A1:Seasons.B5" chart:data-source-has-labels="both" svg:x="3.84cm" svg:y="1.761cm" svg:width="5.85cm" svg:height="5.851cm">
          <chart:coordinate-region svg:x="3.337cm" svg:y="1.762cm" svg:width="6.856cm" svg:height="5.851cm"/>
          <chart:axis chart:dimension="x" chart:name="primary-x" chart:style-name="ch5" chartooo:axis-type="auto">
            <chartooo:date-scale/>
            <chart:categories table:cell-range-address="Seasons.A2:Seasons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easons.B2:Seasons.B5" chart:label-cell-address="Seasons.B1:Seasons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Rides</text:p>
                <draw:g>
                  <svg:desc>Seasons.B1:Season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ring</text:p>
                <draw:g>
                  <svg:desc>Seasons.A2:Seasons.A5</svg:desc>
                </draw:g>
              </table:table-cell>
              <table:table-cell office:value-type="float" office:value="1098034">
                <text:p>1098034</text:p>
                <draw:g>
                  <svg:desc>Seasons.B2:Seasons.B5</svg:desc>
                </draw:g>
              </table:table-cell>
            </table:table-row>
            <table:table-row>
              <table:table-cell office:value-type="string">
                <text:p>Summer</text:p>
              </table:table-cell>
              <table:table-cell office:value-type="float" office:value="2467624">
                <text:p>2467624</text:p>
              </table:table-cell>
            </table:table-row>
            <table:table-row>
              <table:table-cell office:value-type="string">
                <text:p>Fall</text:p>
              </table:table-cell>
              <table:table-cell office:value-type="float" office:value="1324928">
                <text:p>1324928</text:p>
              </table:table-cell>
            </table:table-row>
            <table:table-row>
              <table:table-cell office:value-type="string">
                <text:p>Winter</text:p>
              </table:table-cell>
              <table:table-cell office:value-type="float" office:value="513733">
                <text:p>5137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draw:fill-color="#b4c7d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11cm" svg:height="8.997cm" xlink:href=".." xlink:type="simple" chart:class="chart:bar" chart:style-name="ch1">
        <chart:title svg:x="2.733cm" svg:y="0.315cm" chart:style-name="ch2">
          <text:p>Total Rides Across the Seasons, by Member Type</text:p>
        </chart:title>
        <chart:subtitle svg:x="6.134cm" svg:y="1.299cm" chart:style-name="ch2">
          <text:p><text:span text:style-name="T1">July 2023 - July 2024</text:span></text:p>
        </chart:subtitle>
        <chart:legend chart:legend-position="end" svg:x="12.916cm" svg:y="3.944cm" style:legend-expansion="high" chart:style-name="ch3"/>
        <chart:plot-area chart:style-name="ch4" table:cell-range-address="Seasons.A7:Seasons.C11" chart:data-source-has-labels="both" svg:x="1.321cm" svg:y="2.135cm" svg:width="11.275cm" svg:height="5.712cm">
          <chart:coordinate-region svg:x="3.173cm" svg:y="2.337cm" svg:width="9.423cm" svg:height="4.857cm"/>
          <chart:axis chart:dimension="x" chart:name="primary-x" chart:style-name="ch5" chartooo:axis-type="auto">
            <chartooo:date-scale/>
            <chart:title svg:x="6.362cm" svg:y="8.026cm" chart:style-name="ch2">
              <text:p><text:span text:style-name="T2">Season</text:span></text:p>
            </chart:title>
            <chart:categories table:cell-range-address="Seasons.A8:Seasons.A11"/>
          </chart:axis>
          <chart:axis chart:dimension="y" chart:name="primary-y" chart:style-name="ch6">
            <chart:title svg:x="0.451cm" svg:y="6.239cm" chart:style-name="ch7">
              <text:p><text:span text:style-name="T2">Number of Rides</text:span></text:p>
            </chart:title>
            <chart:grid chart:style-name="ch8" chart:class="major"/>
          </chart:axis>
          <chart:series chart:style-name="ch9" chart:values-cell-range-address="Seasons.B8:Seasons.B11" chart:label-cell-address="Seasons.B7:Seasons.B7" chart:class="chart:bar">
            <chart:data-point chart:repeated="4"/>
          </chart:series>
          <chart:series chart:style-name="ch10" chart:values-cell-range-address="Seasons.C8:Seasons.C11" chart:label-cell-address="Seasons.C7:Seasons.C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ual Rides</text:p>
                <draw:g>
                  <svg:desc>Seasons.B7:Seasons.B7</svg:desc>
                </draw:g>
              </table:table-cell>
              <table:table-cell office:value-type="string">
                <text:p>Member Rides</text:p>
                <draw:g>
                  <svg:desc>Seasons.C7:Seasons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ring</text:p>
                <draw:g>
                  <svg:desc>Seasons.A8:Seasons.A11</svg:desc>
                </draw:g>
              </table:table-cell>
              <table:table-cell office:value-type="float" office:value="369077">
                <text:p>369077</text:p>
                <draw:g>
                  <svg:desc>Seasons.B8:Seasons.B11</svg:desc>
                </draw:g>
              </table:table-cell>
              <table:table-cell office:value-type="float" office:value="728957">
                <text:p>728957</text:p>
                <draw:g>
                  <svg:desc>Seasons.C8:Seasons.C11</svg:desc>
                </draw:g>
              </table:table-cell>
            </table:table-row>
            <table:table-row>
              <table:table-cell office:value-type="string">
                <text:p>Summer</text:p>
              </table:table-cell>
              <table:table-cell office:value-type="float" office:value="1038471">
                <text:p>1038471</text:p>
              </table:table-cell>
              <table:table-cell office:value-type="float" office:value="1429153">
                <text:p>1429153</text:p>
              </table:table-cell>
            </table:table-row>
            <table:table-row>
              <table:table-cell office:value-type="string">
                <text:p>Fall</text:p>
              </table:table-cell>
              <table:table-cell office:value-type="float" office:value="451470">
                <text:p>451470</text:p>
              </table:table-cell>
              <table:table-cell office:value-type="float" office:value="873458">
                <text:p>873458</text:p>
              </table:table-cell>
            </table:table-row>
            <table:table-row>
              <table:table-cell office:value-type="string">
                <text:p>Winter</text:p>
              </table:table-cell>
              <table:table-cell office:value-type="float" office:value="104986">
                <text:p>104986</text:p>
              </table:table-cell>
              <table:table-cell office:value-type="float" office:value="408747">
                <text:p>40874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